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90000000412631129.jpg" manifest:media-type="image/jpeg"/>
  <manifest:file-entry manifest:full-path="Pictures/10000000000000090000000569F01659.jpg" manifest:media-type="image/jpeg"/>
  <manifest:file-entry manifest:full-path="Pictures/1000000000000009000000049D66A63D.jpg" manifest:media-type="image/jpeg"/>
  <manifest:file-entry manifest:full-path="Pictures/100000000000000900000005B473F12B.jpg" manifest:media-type="image/jpeg"/>
  <manifest:file-entry manifest:full-path="Pictures/10000000000000090000000548B3E5DB.jpg" manifest:media-type="image/jpeg"/>
  <manifest:file-entry manifest:full-path="Pictures/10000001000000F7000000AAC48CADC6.png" manifest:media-type="image/png"/>
  <manifest:file-entry manifest:full-path="Pictures/100004F600000A0600000A06701AFEBD.svg" manifest:media-type="image/svg+xml"/>
  <manifest:file-entry manifest:full-path="Pictures/10000001000000610000006168812712.png" manifest:media-type="image/png"/>
  <manifest:file-entry manifest:full-path="Pictures/1000023F00000A0600000A0672B29ED0.svg" manifest:media-type="image/svg+xml"/>
  <manifest:file-entry manifest:full-path="Pictures/100000010000006100000061E763E116.png" manifest:media-type="image/png"/>
  <manifest:file-entry manifest:full-path="Pictures/100007B300000A0600000A064EE47C2D.svg" manifest:media-type="image/svg+xml"/>
  <manifest:file-entry manifest:full-path="Pictures/10000001000000610000006131D2C3B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Courier New" svg:font-family="'Courier New'"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4.3229in" fo:margin-left="0.375in" fo:margin-top="0in" fo:margin-bottom="0in" table:align="left" style:writing-mode="lr-tb"/>
    </style:style>
    <style:style style:name="Table1.A" style:family="table-column">
      <style:table-column-properties style:column-width="2.1215in"/>
    </style:style>
    <style:style style:name="Table1.B" style:family="table-column">
      <style:table-column-properties style:column-width="2.20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1.A2" style:family="table-cell">
      <style:table-cell-properties fo:padding-left="0.075in" fo:padding-right="0.075in" fo:padding-top="0in" fo:padding-bottom="0in" fo:border-left="none" fo:border-right="0.5pt solid #000000" fo:border-top="none" fo:border-bottom="none" style:writing-mode="lr-tb"/>
    </style:style>
    <style:style style:name="Table1.B2" style:family="table-cell">
      <style:table-cell-properties fo:padding-left="0.075in" fo:padding-right="0.075in" fo:padding-top="0in" fo:padding-bottom="0in" fo:border-left="0.5pt solid #000000" fo:border-right="none" fo:border-top="none" fo:border-bottom="none" style:writing-mode="lr-tb"/>
    </style:style>
    <style:style style:name="Table1.3" style:family="table-row">
      <style:table-row-properties style:min-row-height="0.134in" fo:keep-together="auto"/>
    </style:style>
    <style:style style:name="Table1.4" style:family="table-row">
      <style:table-row-properties style:min-row-height="0.3in" fo:keep-together="auto"/>
    </style:style>
    <style:style style:name="P1" style:family="paragraph" style:parent-style-name="Standard">
      <style:paragraph-properties fo:margin-left="-0.1252in" fo:margin-top="0in" fo:margin-bottom="0in" style:contextual-spacing="false" fo:line-height="108%" fo:text-indent="0in" style:auto-text-indent="false"/>
    </style:style>
    <style:style style:name="P2" style:family="paragraph">
      <loext:graphic-properties draw:fill="solid" draw:fill-color="#dae3f3"/>
      <style:paragraph-properties fo:text-align="start"/>
      <style:text-properties fo:font-size="18pt"/>
    </style:style>
    <style:style style:name="P3" style:family="paragraph" style:parent-style-name="Standard">
      <style:paragraph-properties fo:margin-left="-0.1252in" fo:margin-top="0in" fo:margin-bottom="0in" style:contextual-spacing="false" fo:line-height="108%" fo:text-indent="0in" style:auto-text-indent="false"/>
      <style:text-properties style:font-name="Trebuchet MS"/>
    </style:style>
    <style:style style:name="P4" style:family="paragraph" style:parent-style-name="Standard">
      <style:paragraph-properties fo:margin-left="0in" fo:margin-top="0in" fo:margin-bottom="0in" style:contextual-spacing="false" fo:line-height="108%" fo:text-indent="0in" style:auto-text-indent="false"/>
      <style:text-properties style:font-name="Trebuchet MS"/>
    </style:style>
    <style:style style:name="P5" style:family="paragraph">
      <loext:graphic-properties draw:fill="none"/>
      <style:paragraph-properties fo:text-align="start"/>
      <style:text-properties fo:font-size="11pt"/>
    </style:style>
    <style:style style:name="P6" style:family="paragraph" style:parent-style-name="Heading_20_1">
      <style:paragraph-properties fo:margin-left="-0.1874in" fo:margin-right="-0.0626in" fo:line-height="150%" fo:text-align="justify" style:justify-single-word="false" fo:text-indent="-0.0626in" style:auto-text-indent="false"/>
    </style:style>
    <style:style style:name="P7" style:family="paragraph" style:parent-style-name="Header">
      <style:paragraph-properties fo:margin-left="0in" fo:margin-right="0.0626in" fo:line-height="150%" fo:text-indent="0in" style:auto-text-indent="false">
        <style:tab-stops/>
      </style:paragraph-properties>
    </style:style>
    <style:style style:name="P8" style:family="paragraph" style:parent-style-name="Header">
      <style:paragraph-properties fo:margin-left="0in" fo:line-height="150%" fo:text-indent="0in" style:auto-text-indent="false">
        <style:tab-stops>
          <style:tab-stop style:position="1.5626in"/>
          <style:tab-stop style:position="3.25in" style:type="center"/>
          <style:tab-stop style:position="6.5in" style:type="right"/>
        </style:tab-stops>
      </style:paragraph-properties>
    </style:style>
    <style:style style:name="P9" style:family="paragraph" style:parent-style-name="Header">
      <style:paragraph-properties fo:margin-left="0in" fo:text-indent="0in" style:auto-text-indent="false">
        <style:tab-stops>
          <style:tab-stop style:position="1.5626in"/>
          <style:tab-stop style:position="3.25in" style:type="center"/>
          <style:tab-stop style:position="6.5in" style:type="right"/>
        </style:tab-stops>
      </style:paragraph-properties>
    </style:style>
    <style:style style:name="P10" style:family="paragraph" style:parent-style-name="List_20_Paragraph">
      <style:paragraph-properties fo:margin-left="0in" fo:margin-right="0.2965in" fo:margin-top="0in" fo:margin-bottom="0.0154in" style:contextual-spacing="true" fo:line-height="115%" fo:text-indent="0in" style:auto-text-indent="false"/>
      <style:text-properties style:font-name="Garamond1" fo:font-size="12pt" style:font-size-asian="12pt" style:font-size-complex="12pt"/>
    </style:style>
    <style:style style:name="P11" style:family="paragraph">
      <loext:graphic-properties draw:fill="none"/>
      <style:paragraph-properties fo:text-align="start"/>
      <style:text-properties fo:font-size="18pt"/>
    </style:style>
    <style:style style:name="P12" style:family="paragraph" style:parent-style-name="Heading_20_2">
      <style:paragraph-properties fo:margin-left="-0.1874in" fo:text-indent="0in" style:auto-text-indent="false"/>
      <style:text-properties style:font-name="Garamond1" fo:font-size="14pt" style:text-underline-style="none" fo:font-weight="bold" style:font-size-asian="14pt" style:font-weight-asian="bold" style:font-size-complex="14pt" style:font-weight-complex="bold"/>
    </style:style>
    <style:style style:name="P13" style:family="paragraph" style:parent-style-name="Standard">
      <style:paragraph-properties fo:margin-left="-0.1874in" fo:margin-right="-0.0626in" fo:margin-top="0in" fo:margin-bottom="0.0154in" style:contextual-spacing="false" fo:line-height="100%" fo:text-indent="0in" style:auto-text-indent="false"/>
      <style:text-properties style:font-name="Garamond1" fo:font-size="11pt" style:font-size-asian="11pt" style:font-size-complex="11pt"/>
    </style:style>
    <style:style style:name="P14" style:family="paragraph" style:parent-style-name="Standard">
      <style:paragraph-properties fo:margin-left="-0.1874in" fo:margin-right="-0.0626in" fo:margin-top="0in" fo:margin-bottom="0in" style:contextual-spacing="false" fo:line-height="100%" fo:text-indent="0in" style:auto-text-indent="false"/>
      <style:text-properties style:font-name="Garamond1" fo:font-size="11pt" style:font-size-asian="11pt" style:font-size-complex="11pt"/>
    </style:style>
    <style:style style:name="P15" style:family="paragraph" style:parent-style-name="Standard">
      <style:paragraph-properties fo:margin-left="-0.1874in" fo:margin-right="-0.0626in" fo:margin-top="0in" fo:margin-bottom="0in" style:contextual-spacing="false" fo:line-height="100%" fo:text-indent="0in" style:auto-text-indent="false"/>
      <style:text-properties style:font-name="Garamond1" fo:font-size="11pt" officeooo:rsid="006716ae" officeooo:paragraph-rsid="006716ae" style:font-size-asian="11pt" style:font-size-complex="11pt"/>
    </style:style>
    <style:style style:name="P16" style:family="paragraph" style:parent-style-name="Standard">
      <style:paragraph-properties fo:margin-left="-0.1874in" fo:margin-right="-0.0626in" fo:margin-top="0in" fo:margin-bottom="0in" style:contextual-spacing="false" fo:line-height="115%" fo:text-indent="0in" style:auto-text-indent="false"/>
      <style:text-properties style:font-name="Garamond1" fo:font-size="11pt" style:font-size-asian="11pt" style:font-size-complex="11pt"/>
    </style:style>
    <style:style style:name="P17" style:family="paragraph" style:parent-style-name="Standard">
      <style:paragraph-properties fo:margin-left="-0.1874in" fo:margin-right="-0.0626in" fo:margin-top="0in" fo:margin-bottom="0in" style:contextual-spacing="false" fo:line-height="115%" fo:text-indent="0in" style:auto-text-indent="false"/>
      <style:text-properties style:font-name="Garamond1" style:font-name-asian="游明朝"/>
    </style:style>
    <style:style style:name="P18" style:family="paragraph" style:parent-style-name="Heading_20_2">
      <style:paragraph-properties fo:margin-left="-0.1874in" fo:text-indent="0in" style:auto-text-indent="false"/>
    </style:style>
    <style:style style:name="P19" style:family="paragraph" style:parent-style-name="Standard">
      <style:paragraph-properties fo:margin-left="-0.1252in" fo:text-indent="-0.0626in" style:auto-text-indent="false"/>
      <style:text-properties style:font-name="Garamond1" fo:font-size="11pt" officeooo:paragraph-rsid="0015519c" style:font-size-asian="11pt" style:font-size-complex="11pt"/>
    </style:style>
    <style:style style:name="P20"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style:font-name="Garamond1" fo:font-size="11pt" officeooo:paragraph-rsid="0015519c" style:font-size-asian="11pt" style:font-size-complex="11pt"/>
    </style:style>
    <style:style style:name="P21" style:family="paragraph" style:parent-style-name="Standard">
      <style:paragraph-properties fo:margin-left="-0.1252in" fo:text-indent="0in" style:auto-text-indent="false"/>
      <style:text-properties style:font-name="Garamond1" fo:font-size="11pt" officeooo:paragraph-rsid="0015519c" style:font-size-asian="11pt" style:font-size-complex="11pt"/>
    </style:style>
    <style:style style:name="P22" style:family="paragraph" style:parent-style-name="Standard">
      <style:paragraph-properties fo:margin-left="-0.1252in" fo:margin-top="0in" fo:margin-bottom="0in" style:contextual-spacing="false" fo:line-height="100%" fo:text-indent="0in" style:auto-text-indent="false"/>
      <style:text-properties style:font-name="Garamond1" fo:font-size="11pt" style:font-size-asian="11pt" style:font-size-complex="11pt"/>
    </style:style>
    <style:style style:name="P23" style:family="paragraph" style:parent-style-name="Standard">
      <style:paragraph-properties fo:margin-left="-0.1252in" fo:text-indent="-0.0626in" style:auto-text-indent="false"/>
      <style:text-properties style:font-name="Garamond1" fo:font-size="11pt" officeooo:paragraph-rsid="0017e995" style:font-size-asian="11pt" style:font-size-complex="11pt"/>
    </style:style>
    <style:style style:name="P24"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fo:font-size="11pt" officeooo:paragraph-rsid="005ddea8" style:font-size-asian="11pt" style:font-size-complex="11pt"/>
    </style:style>
    <style:style style:name="P25" style:family="paragraph" style:parent-style-name="Standard">
      <style:paragraph-properties fo:margin-left="-0.1252in" fo:text-indent="0in" style:auto-text-indent="false"/>
      <style:text-properties style:font-name="Garamond1" fo:font-size="11pt" officeooo:rsid="005afb5a" officeooo:paragraph-rsid="005b966b" style:font-size-asian="11pt" style:font-size-complex="11pt"/>
    </style:style>
    <style:style style:name="P26" style:family="paragraph" style:parent-style-name="Standard">
      <style:paragraph-properties fo:margin-left="-0.1252in" fo:margin-top="0in" fo:margin-bottom="0in" style:contextual-spacing="false" fo:line-height="100%" fo:text-indent="-0.0626in" style:auto-text-indent="false"/>
      <style:text-properties style:font-name="Garamond1" fo:font-size="11pt" style:font-size-asian="11pt" style:font-size-complex="11pt"/>
    </style:style>
    <style:style style:name="P27"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style:font-name="Garamond1" fo:font-size="11pt" officeooo:paragraph-rsid="005d52cb" style:font-size-asian="11pt" style:font-size-complex="11pt"/>
    </style:style>
    <style:style style:name="P28" style:family="paragraph" style:parent-style-name="Standard">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fo:background-color="transparent" style:writing-mode="lr-tb"/>
      <style:text-properties style:font-name="Garamond1" fo:font-size="11pt" officeooo:paragraph-rsid="005b966b" style:font-size-asian="11pt" style:font-size-complex="11pt"/>
    </style:style>
    <style:style style:name="P29" style:family="paragraph" style:parent-style-name="Standard" style:master-page-name="">
      <loext:graphic-properties draw:fill="none"/>
      <style:paragraph-properties fo:margin-left="-0.1252in" fo:margin-right="-0.1252in" fo:margin-top="0in" fo:margin-bottom="0.0047in" style:contextual-spacing="false" fo:line-height="115%" fo:text-align="start" style:justify-single-word="false" fo:orphans="2" fo:widows="2" fo:text-indent="0in" style:auto-text-indent="false" style:page-number="auto" fo:background-color="transparent" style:writing-mode="lr-tb"/>
      <style:text-properties style:font-name="Garamond1"/>
    </style:style>
    <style:style style:name="P30" style:family="paragraph" style:parent-style-name="List_20_Paragraph">
      <style:paragraph-properties fo:margin-left="-0.1874in" fo:line-height="115%" fo:text-indent="0in" style:auto-text-indent="false"/>
      <style:text-properties style:font-name="Garamond1"/>
    </style:style>
    <style:style style:name="P31" style:family="paragraph" style:parent-style-name="List_20_Paragraph">
      <style:paragraph-properties fo:margin-left="-0.1874in" fo:line-height="115%" fo:text-indent="0in" style:auto-text-indent="false"/>
    </style:style>
    <style:style style:name="P32" style:family="paragraph" style:parent-style-name="List_20_Paragraph">
      <style:paragraph-properties fo:margin-left="-0.1252in" fo:margin-top="0in" fo:margin-bottom="0in" style:contextual-spacing="true" fo:line-height="100%" fo:text-indent="0in" style:auto-text-indent="false"/>
      <style:text-properties style:font-name="Garamond1" fo:font-size="10.5pt" style:font-size-asian="10.5pt" style:font-size-complex="10.5pt"/>
    </style:style>
    <style:style style:name="P33" style:family="paragraph" style:parent-style-name="Standard">
      <style:paragraph-properties fo:margin-left="-0.1874in" fo:text-indent="0in" style:auto-text-indent="false"/>
    </style:style>
    <style:style style:name="P34" style:family="paragraph" style:parent-style-name="Heading_20_2">
      <style:paragraph-properties fo:margin-left="-0.1252in" fo:margin-top="0.0398in" fo:margin-bottom="0.0728in" style:contextual-spacing="false" fo:line-height="115%" fo:text-indent="0in" style:auto-text-indent="false"/>
      <style:text-properties style:font-name="Garamond1" officeooo:paragraph-rsid="00165a55"/>
    </style:style>
    <style:style style:name="P35" style:family="paragraph" style:parent-style-name="Boschy_20_Resume_20_Heading">
      <style:text-properties officeooo:paragraph-rsid="006805ce"/>
    </style:style>
    <style:style style:name="P36" style:family="paragraph" style:parent-style-name="Text_20_body" style:list-style-name="L1" style:master-page-name="">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style:page-number="auto" fo:background-color="transparent" style:writing-mode="lr-tb"/>
      <style:text-properties style:font-name="Garamond1" officeooo:paragraph-rsid="003f92e1"/>
    </style:style>
    <style:style style:name="P37" style:family="paragraph" style:parent-style-name="Text_20_body" style:list-style-name="L1">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fo:background-color="transparent" style:writing-mode="lr-tb"/>
      <style:text-properties style:font-name="Garamond1" officeooo:paragraph-rsid="0043ed1f"/>
    </style:style>
    <style:style style:name="P38" style:family="paragraph" style:parent-style-name="Text_20_body" style:list-style-name="L1">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fo:background-color="transparent" style:writing-mode="lr-tb"/>
      <style:text-properties officeooo:paragraph-rsid="003f92e1"/>
    </style:style>
    <style:style style:name="P39" style:family="paragraph" style:parent-style-name="Heading_20_3">
      <style:paragraph-properties fo:margin-top="0in" fo:margin-bottom="0in" style:contextual-spacing="false" fo:line-height="115%" fo:text-indent="0in" style:auto-text-indent="false"/>
      <style:text-properties style:font-name="Garamond1" style:text-underline-style="solid" style:text-underline-width="auto" style:text-underline-color="font-color" officeooo:paragraph-rsid="0043ed1f"/>
    </style:style>
    <style:style style:name="P40" style:family="paragraph" style:parent-style-name="Heading_20_3" style:list-style-name="L2" style:master-page-name="">
      <loext:graphic-properties draw:fill="none"/>
      <style:paragraph-properties fo:margin-left="0.3118in" fo:margin-right="0in" fo:margin-top="0.0799in" fo:margin-bottom="0.0799in" style:contextual-spacing="false" fo:line-height="115%" fo:text-align="start" style:justify-single-word="false" fo:keep-together="always" fo:orphans="2" fo:widows="2" fo:text-indent="-0.25in" style:auto-text-indent="false" style:page-number="auto" fo:background-color="transparent" fo:keep-with-next="always" style:writing-mode="lr-tb"/>
      <style:text-properties officeooo:paragraph-rsid="0043ed1f"/>
    </style:style>
    <style:style style:name="P41" style:family="paragraph" style:parent-style-name="Heading_20_3" style:list-style-name="L2">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6805ce"/>
    </style:style>
    <style:style style:name="P42" style:family="paragraph" style:parent-style-name="Heading_20_3">
      <style:paragraph-properties fo:margin-left="0in" fo:margin-top="0in" fo:margin-bottom="0in" style:contextual-spacing="false" fo:line-height="115%" fo:text-indent="0in" style:auto-text-indent="false"/>
      <style:text-properties style:text-line-through-style="none" style:text-line-through-type="none" style:font-name="Garamond1" style:text-underline-style="solid" style:text-underline-width="auto" style:text-underline-color="font-color" officeooo:paragraph-rsid="0042a641"/>
    </style:style>
    <style:style style:name="P43" style:family="paragraph" style:parent-style-name="Standard" style:list-style-name="L3">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6805ce"/>
    </style:style>
    <style:style style:name="P44" style:family="paragraph" style:parent-style-name="Heading_20_3" style:list-style-name="L3">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6805ce"/>
    </style:style>
    <style:style style:name="P45" style:family="paragraph" style:parent-style-name="Heading_20_2">
      <style:paragraph-properties fo:margin-left="-0.1252in" fo:margin-top="0in" fo:margin-bottom="0in" style:contextual-spacing="false" fo:line-height="115%" fo:text-indent="0in" style:auto-text-indent="false"/>
      <style:text-properties fo:font-size="18pt" style:font-size-asian="18pt" style:font-size-complex="18pt"/>
    </style:style>
    <style:style style:name="P46" style:family="paragraph" style:parent-style-name="Heading_20_2">
      <style:paragraph-properties fo:margin-left="-0.0181in" fo:margin-right="-0.0791in" fo:margin-top="0in" fo:margin-bottom="0in" style:contextual-spacing="false" fo:line-height="150%" fo:text-align="center" style:justify-single-word="false" fo:orphans="2" fo:widows="2" fo:text-indent="0.0047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47"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48" style:family="paragraph" style:parent-style-name="Heading_20_2">
      <style:paragraph-properties fo:margin-left="-0.0181in" fo:margin-right="-0.0728in" fo:margin-top="0in" fo:margin-bottom="0in" style:contextual-spacing="false" fo:line-height="150%" fo:text-align="center" style:justify-single-word="false" fo:orphans="2" fo:widows="2" fo:text-indent="0.0047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49"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officeooo:paragraph-rsid="0043ed1f" style:letter-kerning="false" style:font-size-asian="11pt" style:language-asian="ja" style:country-asian="JP" style:font-size-complex="11pt" style:language-complex="ar" style:country-complex="SA"/>
    </style:style>
    <style:style style:name="P50" style:family="paragraph" style:parent-style-name="Heading_20_1">
      <style:paragraph-properties fo:margin-left="0.1709in" fo:margin-right="-0.0118in" fo:margin-top="0.0398in" fo:margin-bottom="0.0398in" style:contextual-spacing="false" fo:line-height="100%" fo:text-align="center" style:justify-single-word="false" fo:orphans="2" fo:widows="2" fo:text-indent="-0.2437in" style:auto-text-indent="false"/>
      <style:text-properties fo:language="en" fo:country="US" style:letter-kerning="false" style:language-asian="ja" style:country-asian="JP" style:font-size-complex="11pt" style:language-complex="ar" style:country-complex="SA"/>
    </style:style>
    <style:style style:name="P51" style:family="paragraph" style:parent-style-name="Heading_20_3">
      <style:paragraph-properties fo:margin-left="0in" fo:margin-top="0in" fo:margin-bottom="0in" style:contextual-spacing="false" fo:line-height="115%" fo:text-indent="0in" style:auto-text-indent="false"/>
      <style:text-properties style:text-line-through-style="none" style:text-line-through-type="none" style:font-name="Garamond1" fo:font-size="6pt" style:text-underline-style="dotted" style:text-underline-width="auto" style:text-underline-color="font-color" officeooo:paragraph-rsid="004d395d" style:font-size-asian="5.25pt" style:font-size-complex="6pt"/>
    </style:style>
    <style:style style:name="P52" style:family="paragraph" style:parent-style-name="Heading_20_3">
      <style:paragraph-properties fo:margin-left="0in" fo:margin-top="0in" fo:margin-bottom="0in" style:contextual-spacing="false" fo:line-height="115%" fo:text-indent="0in" style:auto-text-indent="false"/>
      <style:text-properties style:text-line-through-style="none" style:text-line-through-type="none" style:font-name="Garamond1" style:text-underline-style="solid" style:text-underline-width="auto" style:text-underline-color="font-color" officeooo:paragraph-rsid="004d395d"/>
    </style:style>
    <style:style style:name="P53" style:family="paragraph" style:parent-style-name="Standard" style:list-style-name="L3">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592429"/>
    </style:style>
    <style:style style:name="P54" style:family="paragraph" style:parent-style-name="Standard" style:list-style-name="L3">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530152"/>
    </style:style>
    <style:style style:name="P55" style:family="paragraph" style:parent-style-name="Standard" style:list-style-name="WWNum9">
      <style:paragraph-properties fo:margin-left="0.2528in" fo:margin-top="0in" fo:margin-bottom="0in" style:contextual-spacing="false" fo:line-height="100%" fo:text-indent="-0.0866in" style:auto-text-indent="false"/>
      <style:text-properties fo:font-size="6pt" officeooo:paragraph-rsid="002059d5" style:font-size-asian="5.25pt" style:font-size-complex="6pt"/>
    </style:style>
    <style:style style:name="P56" style:family="paragraph" style:parent-style-name="Heading_20_2">
      <style:paragraph-properties fo:margin-left="-0.1252in" fo:margin-top="0in" fo:margin-bottom="0in" style:contextual-spacing="false" fo:line-height="115%" fo:text-align="justify" style:justify-single-word="false" fo:text-indent="0in" style:auto-text-indent="false"/>
      <style:text-properties fo:font-size="18pt" style:font-size-asian="18pt" style:font-size-complex="18pt"/>
    </style:style>
    <style:style style:name="P57" style:family="paragraph" style:parent-style-name="Standard">
      <style:paragraph-properties fo:margin-left="0.0965in" fo:margin-right="0.5in" fo:margin-top="0in" fo:margin-bottom="0.0256in" style:contextual-spacing="false" fo:line-height="115%" fo:text-align="center" style:justify-single-word="false" fo:text-indent="0in" style:auto-text-indent="false"/>
      <style:text-properties fo:font-size="11pt" style:font-size-asian="11pt" style:font-size-complex="11pt"/>
    </style:style>
    <style:style style:name="P58" style:family="paragraph" style:parent-style-name="Normal_20__28_Web_29_">
      <style:paragraph-properties fo:margin-left="0in" fo:margin-right="0.0693in" fo:margin-top="0in" fo:margin-bottom="0in" style:contextual-spacing="false" fo:line-height="115%" fo:text-indent="0in" style:auto-text-indent="false"/>
    </style:style>
    <style:style style:name="P59" style:family="paragraph" style:parent-style-name="Normal_20__28_Web_29_">
      <style:paragraph-properties fo:margin-left="0in" fo:margin-right="0.0693in" fo:margin-top="0in" fo:margin-bottom="0in" style:contextual-spacing="false" fo:text-indent="0in" style:auto-text-indent="false"/>
      <style:text-properties fo:color="#ffffff" loext:opacity="100%" style:font-name="Garamond1" fo:font-size="1pt" style:font-size-asian="1pt" style:font-size-complex="1pt">
        <loext:char-complex-color loext:theme-type="light1" loext:color-type="theme"/>
      </style:text-properties>
    </style:style>
    <style:style style:name="T1" style:family="text">
      <style:text-properties style:font-name="Trebuchet MS"/>
    </style:style>
    <style:style style:name="T2" style:family="text">
      <style:text-properties fo:font-size="16pt" fo:font-weight="bold" style:font-size-asian="16pt" style:font-weight-asian="bold" style:font-size-complex="16pt" style:font-weight-complex="bold"/>
    </style:style>
    <style:style style:name="T3" style:family="text">
      <style:text-properties fo:color="#000000" loext:opacity="100%" style:font-name="Garamond1" fo:font-size="11pt" style:text-underline-style="none" fo:font-weight="bold" style:font-size-asian="11pt" style:font-weight-asian="bold" style:font-size-complex="11pt" style:font-weight-complex="bold">
        <loext:char-complex-color loext:theme-type="dark1" loext:color-type="theme"/>
      </style:text-properties>
    </style:style>
    <style:style style:name="T4" style:family="text">
      <style:text-properties fo:color="#000000" loext:opacity="100%" style:font-name="Garamond1" fo:font-size="11pt" fo:font-weight="bold" style:font-size-asian="11pt" style:font-weight-asian="bold" style:font-size-complex="11pt" style:font-weight-complex="bold">
        <loext:char-complex-color loext:theme-type="dark1" loext:color-type="theme"/>
      </style:text-properties>
    </style:style>
    <style:style style:name="T5" style:family="text">
      <style:text-properties style:font-name="Garamond1" fo:font-size="12pt" style:font-size-asian="12pt" style:font-size-complex="12pt"/>
    </style:style>
    <style:style style:name="T6" style:family="text">
      <style:text-properties officeooo:rsid="006716ae"/>
    </style:style>
    <style:style style:name="T7" style:family="text">
      <style:text-properties style:font-name="Garamond1" style:font-name-asian="游明朝"/>
    </style:style>
    <style:style style:name="T8" style:family="text">
      <style:text-properties fo:font-size="14pt" style:text-underline-style="none" fo:font-weight="bold" style:font-size-asian="14pt" style:font-weight-asian="bold" style:font-size-complex="14pt" style:font-weight-complex="bold"/>
    </style:style>
    <style:style style:name="T9" style:family="text">
      <style:text-properties fo:font-size="12pt" style:text-underline-style="none" fo:font-weight="bold" style:font-size-asian="12pt" style:font-weight-asian="bold" style:font-size-complex="12pt" style:font-weight-complex="bold"/>
    </style:style>
    <style:style style:name="T10" style:family="text">
      <style:text-properties officeooo:rsid="005afb5a"/>
    </style:style>
    <style:style style:name="T11" style:family="text">
      <style:text-properties officeooo:rsid="005ddea8"/>
    </style:style>
    <style:style style:name="T12" style:family="text">
      <style:text-properties style:font-name="Garamond1"/>
    </style:style>
    <style:style style:name="T13" style:family="text">
      <style:text-properties style:font-name="Garamond1" officeooo:rsid="005afb5a"/>
    </style:style>
    <style:style style:name="T14" style:family="text">
      <style:text-properties style:font-name="Garamond1" officeooo:rsid="005ddea8"/>
    </style:style>
    <style:style style:name="T15" style:family="text">
      <style:text-properties officeooo:rsid="005b966b"/>
    </style:style>
    <style:style style:name="T16" style:family="text">
      <style:text-properties officeooo:rsid="005d52cb"/>
    </style:style>
    <style:style style:name="T17" style:family="text">
      <style:text-properties officeooo:rsid="005e6caa"/>
    </style:style>
    <style:style style:name="T18" style:family="text">
      <style:text-properties style:font-name="Garamond1" officeooo:rsid="0002731b"/>
    </style:style>
    <style:style style:name="T19" style:family="text">
      <style:text-properties style:font-name="Garamond1" officeooo:rsid="00043368"/>
    </style:style>
    <style:style style:name="T20" style:family="text">
      <style:text-properties style:font-name="Garamond1" fo:font-size="10.5pt" style:font-size-asian="10.5pt" style:font-size-complex="10.5pt"/>
    </style:style>
    <style:style style:name="T21" style:family="text">
      <style:text-properties style:font-name="Garamond1" fo:font-style="italic" style:font-style-asian="italic" style:font-style-complex="italic"/>
    </style:style>
    <style:style style:name="T22" style:family="text">
      <style:text-properties fo:font-size="18pt" fo:font-weight="bold" style:font-size-asian="18pt" style:font-weight-asian="bold" style:font-size-complex="18pt" style:font-weight-complex="bold"/>
    </style:style>
    <style:style style:name="T23" style:family="text">
      <style:text-properties fo:font-size="18pt" style:font-size-asian="18pt" style:font-size-complex="18pt"/>
    </style:style>
    <style:style style:name="T24" style:family="text">
      <style:text-properties fo:font-size="14pt" fo:font-weight="bold" officeooo:rsid="006805ce" style:font-size-asian="14pt" style:font-weight-asian="bold" style:font-size-complex="14pt" style:font-weight-complex="bold"/>
    </style:style>
    <style:style style:name="T25" style:family="text">
      <style:text-properties fo:font-size="14pt" fo:font-weight="bold" officeooo:rsid="00022c29" style:font-size-asian="14pt" style:font-weight-asian="bold" style:font-size-complex="14pt" style:font-weight-complex="bold"/>
    </style:style>
    <style:style style:name="T26" style:family="text">
      <style:text-properties fo:font-size="14pt" fo:font-weight="bold" officeooo:rsid="003e003e" style:font-size-asian="14pt" style:font-weight-asian="bold" style:font-size-complex="14pt" style:font-weight-complex="bold"/>
    </style:style>
    <style:style style:name="T27" style:family="text">
      <style:text-properties fo:font-size="10pt" fo:font-style="normal" officeooo:rsid="00022c29" style:font-size-asian="10pt" style:font-style-asian="normal" style:font-size-complex="10pt" style:font-style-complex="normal"/>
    </style:style>
    <style:style style:name="T28" style:family="text">
      <style:text-properties fo:font-size="10pt" fo:font-style="normal" officeooo:rsid="0043ed1f" style:font-size-asian="10pt" style:font-style-asian="normal" style:font-size-complex="10pt" style:font-style-complex="normal"/>
    </style:style>
    <style:style style:name="T29" style:family="text">
      <style:text-properties fo:font-size="14pt" fo:font-style="normal" officeooo:rsid="0043ed1f" style:font-size-asian="14pt" style:font-style-asian="normal" style:font-size-complex="14pt" style:font-style-complex="normal"/>
    </style:style>
    <style:style style:name="T30" style:family="text">
      <style:text-properties fo:font-size="10pt" fo:font-style="normal" officeooo:rsid="003caa8a" style:font-size-asian="10pt" style:font-style-asian="normal" style:font-size-complex="10pt" style:font-style-complex="normal"/>
    </style:style>
    <style:style style:name="T31" style:family="text">
      <style:text-properties fo:language="en" fo:country="US" officeooo:rsid="003f92e1"/>
    </style:style>
    <style:style style:name="T32" style:family="text">
      <style:text-properties fo:language="en" fo:country="US"/>
    </style:style>
    <style:style style:name="T33" style:family="text">
      <style:text-properties fo:language="en" fo:country="US" officeooo:rsid="0043ed1f"/>
    </style:style>
    <style:style style:name="T34" style:family="text">
      <style:text-properties officeooo:rsid="003f92e1"/>
    </style:style>
    <style:style style:name="T35" style:family="text">
      <style:text-properties style:font-name="Garamond1" fo:font-weight="normal" style:font-weight-asian="normal" style:font-weight-complex="normal"/>
    </style:style>
    <style:style style:name="T36" style:family="text">
      <style:text-properties style:font-name="Garamond1" fo:font-weight="normal" officeooo:rsid="0040e970" style:font-weight-asian="normal" style:font-weight-complex="normal"/>
    </style:style>
    <style:style style:name="T37" style:family="text">
      <style:text-properties style:font-name="Garamond1" officeooo:rsid="0042a641"/>
    </style:style>
    <style:style style:name="T38" style:family="text">
      <style:text-properties style:font-name="Garamond1" officeooo:rsid="00629755"/>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4pt" fo:font-weight="normal" style:font-size-asian="14pt" style:font-weight-asian="normal" style:font-size-complex="14pt" style:font-weight-complex="normal"/>
    </style:style>
    <style:style style:name="T41" style:family="text">
      <style:text-properties fo:font-size="14pt" fo:font-weight="normal" officeooo:rsid="004b2465" style:font-size-asian="14pt" style:font-weight-asian="normal" style:font-size-complex="14pt" style:font-weight-complex="normal"/>
    </style:style>
    <style:style style:name="T42" style:family="text">
      <style:text-properties fo:font-size="10pt" fo:font-weight="normal" officeooo:rsid="0045114e" style:font-size-asian="10pt" style:font-weight-asian="normal" style:font-size-complex="10pt" style:font-weight-complex="normal"/>
    </style:style>
    <style:style style:name="T43" style:family="text">
      <style:text-properties fo:font-size="14pt" officeooo:rsid="0043ed1f" style:font-size-asian="14pt" style:font-size-complex="14pt"/>
    </style:style>
    <style:style style:name="T44" style:family="text">
      <style:text-properties fo:font-size="14pt" officeooo:rsid="0045114e" style:font-size-asian="14pt" style:font-size-complex="14pt"/>
    </style:style>
    <style:style style:name="T45" style:family="text">
      <style:text-properties fo:font-size="10pt" officeooo:rsid="0045114e" style:font-size-asian="10pt" style:font-size-complex="10pt"/>
    </style:style>
    <style:style style:name="T46" style:family="text">
      <style:text-properties fo:font-size="10pt" officeooo:rsid="003caa8a" style:font-size-asian="10pt" style:font-size-complex="10pt"/>
    </style:style>
    <style:style style:name="T47" style:family="text">
      <style:text-properties fo:font-size="10pt" style:font-size-asian="10pt" style:font-size-complex="10pt"/>
    </style:style>
    <style:style style:name="T48" style:family="text">
      <style:text-properties style:font-name="Garamond1" officeooo:rsid="004d395d"/>
    </style:style>
    <style:style style:name="T49" style:family="text">
      <style:text-properties style:font-name="Garamond1" fo:font-size="11pt" fo:font-weight="normal" style:font-size-asian="11pt" style:font-weight-asian="normal" style:font-size-complex="11pt" style:font-weight-complex="normal"/>
    </style:style>
    <style:style style:name="T50" style:family="text">
      <style:text-properties style:font-name="Garamond1" fo:font-size="11pt" fo:font-weight="normal" officeooo:rsid="004d395d" style:font-size-asian="11pt" style:font-weight-asian="normal" style:font-size-complex="11pt" style:font-weight-complex="normal"/>
    </style:style>
    <style:style style:name="T51" style:family="text">
      <style:text-properties style:font-name="Garamond1" fo:font-size="11pt" fo:font-weight="normal" officeooo:rsid="004b2465" style:font-size-asian="11pt" style:font-weight-asian="normal" style:font-size-complex="11pt" style:font-weight-complex="normal"/>
    </style:style>
    <style:style style:name="T52" style:family="text">
      <style:text-properties fo:font-size="10pt" officeooo:rsid="006805ce" style:font-size-asian="10pt" style:font-size-complex="10pt"/>
    </style:style>
    <style:style style:name="T53" style:family="text">
      <style:text-properties fo:font-size="14pt" style:font-size-asian="14pt" style:font-size-complex="14pt"/>
    </style:style>
    <style:style style:name="T54" style:family="text">
      <style:text-properties style:font-name="Garamond1" fo:font-weight="bold" style:font-weight-asian="bold" style:font-weight-complex="bold"/>
    </style:style>
    <style:style style:name="T55" style:family="text">
      <style:text-properties officeooo:rsid="0009f19f"/>
    </style:style>
    <style:style style:name="T56" style:family="text">
      <style:text-properties fo:font-size="10.5pt" fo:font-weight="bold" style:font-size-asian="10.5pt" style:font-weight-asian="bold" style:font-size-complex="10.5pt" style:font-weight-complex="bold"/>
    </style:style>
    <style:style style:name="T57" style:family="text">
      <style:text-properties fo:font-size="14pt" fo:font-weight="bold" officeooo:rsid="004d395d" style:font-size-asian="14pt" style:font-weight-asian="bold" style:font-size-complex="14pt" style:font-weight-complex="bold"/>
    </style:style>
    <style:style style:name="T58" style:family="text">
      <style:text-properties fo:font-size="10pt" officeooo:rsid="004d395d" style:font-size-asian="10pt" style:font-size-complex="10pt"/>
    </style:style>
    <style:style style:name="T59" style:family="text">
      <style:text-properties style:font-name="Garamond1" fo:font-weight="normal" officeooo:rsid="00592429" style:font-weight-asian="normal" style:font-weight-complex="normal"/>
    </style:style>
    <style:style style:name="T60" style:family="text">
      <style:text-properties style:font-name="Garamond1" fo:font-weight="normal" officeooo:rsid="0059bfcb" style:font-weight-asian="normal" style:font-weight-complex="normal"/>
    </style:style>
    <style:style style:name="T61" style:family="text">
      <style:text-properties style:font-name="Garamond1" fo:font-weight="normal" officeooo:rsid="00629755" style:font-weight-asian="normal" style:font-weight-complex="normal"/>
    </style:style>
    <style:style style:name="T62" style:family="text">
      <style:text-properties style:font-name="Garamond1" fo:font-weight="normal" officeooo:rsid="00530152" style:font-weight-asian="normal" style:font-weight-complex="normal"/>
    </style:style>
    <style:style style:name="T63" style:family="text">
      <style:text-properties style:font-name="Garamond1" fo:font-size="11pt" fo:font-weight="normal" officeooo:rsid="000711ed" style:font-size-asian="11pt" style:font-weight-asian="normal" style:font-size-complex="11pt" style:font-weight-complex="normal"/>
    </style:style>
    <style:style style:name="T64" style:family="text">
      <style:text-properties style:font-name="Garamond1" fo:font-size="11pt" fo:font-weight="normal" officeooo:rsid="0059bfcb" style:font-size-asian="11pt" style:font-weight-asian="normal" style:font-size-complex="11pt" style:font-weight-complex="normal"/>
    </style:style>
    <style:style style:name="T65" style:family="text">
      <style:text-properties style:font-name="Garamond1" fo:font-size="11pt" fo:font-weight="normal" officeooo:rsid="00530152" style:font-size-asian="11pt" style:font-weight-asian="normal" style:font-size-complex="11pt" style:font-weight-complex="normal"/>
    </style:style>
    <style:style style:name="T66" style:family="text">
      <style:text-properties fo:color="#000000" loext:opacity="100%" style:font-name="Garamond1" fo:font-style="normal" officeooo:rsid="0010a9cb" style:font-style-asian="normal" style:font-style-complex="normal">
        <loext:char-complex-color loext:theme-type="dark1" loext:color-type="theme"/>
      </style:text-properties>
    </style:style>
    <style:style style:name="T67" style:family="text">
      <style:text-properties style:font-name="Garamond1" fo:font-size="16pt" fo:font-weight="bold" style:font-size-asian="16pt" style:font-weight-asian="bold" style:font-size-complex="16pt" style:font-weight-complex="bold"/>
    </style:style>
    <style:style style:name="T68" style:family="text">
      <style:text-properties style:font-name="MS Gothic" style:font-name-asian="MS Gothic1" style:font-name-complex="MS Gothic1"/>
    </style:style>
    <style:style style:name="T69" style:family="text">
      <style:text-properties style:font-name="Garamond1" fo:language="en" fo:country="NZ" style:font-name-asian="游明朝"/>
    </style:style>
    <style:style style:name="T70" style:family="text">
      <style:text-properties fo:color="#ffffff" loext:opacity="100%" style:font-name="Garamond1" fo:font-size="1pt" style:font-size-asian="1pt" style:font-size-complex="1pt">
        <loext:char-complex-color loext:theme-type="light1" loext:color-type="theme"/>
      </style:text-properties>
    </style:style>
    <style:style style:name="T71" style:family="text">
      <style:text-properties style:font-name="Garamond1" fo:font-size="11pt" style:font-size-asian="11pt" style:font-size-complex="11pt"/>
    </style:style>
    <style:style style:name="T72" style:family="text">
      <style:text-properties fo:color="#ffffff" loext:opacity="100%" style:font-name="Garamond1" fo:font-size="10.5pt" style:font-size-asian="10.5pt" style:font-size-complex="10.5pt">
        <loext:char-complex-color loext:theme-type="light1" loext:color-type="theme"/>
      </style:text-properties>
    </style:style>
    <style:style style:name="T73" style:family="text">
      <style:text-properties fo:color="#ffffff" loext:opacity="100%" style:text-position="super 58%" style:font-name="Garamond1" fo:font-size="1pt" style:font-size-asian="1pt" style:font-size-complex="1pt">
        <loext:char-complex-color loext:theme-type="light1" loext:color-type="theme"/>
      </style:text-properties>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18028*" fo:start-indent="0in" fo:end-indent="0.3138in"/>
          <style:column style:rel-width="47507*" fo:start-indent="0.313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201in" fo:text-indent="-0.25in" fo:margin-left="0.520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701in" fo:text-indent="-0.25in" fo:margin-left="2.7701in"/>
        </style:list-level-properties>
      </text:list-level-style-bullet>
    </text:list-style>
    <style:style style:name="gr1" style:family="graphic">
      <style:graphic-properties draw:stroke="solid" svg:stroke-width="0.0138in" svg:stroke-color="#dae3f3" draw:stroke-linejoin="miter" svg:stroke-linecap="butt" draw:fill="solid" draw:fill-color="#dae3f3" draw:textarea-vertical-align="top" draw:auto-grow-height="false" fo:min-height="13.0126in" fo:min-width="2.1673in" fo:padding-top="0.0492in" fo:padding-bottom="0.0492in" fo:padding-left="0.0984in" fo:padding-right="0.0984in" fo:wrap-option="wrap" loext:decorative="false" fo:margin-left="0in" fo:margin-right="0.0173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mod" loext:value="2000"/>
          <loext:transformation loext:type="lumoff" loext:value="8000"/>
        </loext:stroke-complex-color>
        <loext:fill-complex-color loext:theme-type="accent1" loext:color-type="theme">
          <loext:transformation loext:type="lummod" loext:value="2000"/>
          <loext:transformation loext:type="lumoff" loext:value="8000"/>
        </loext:fill-complex-color>
      </style:graphic-properties>
    </style:style>
    <style:style style:name="gr2" style:family="graphic">
      <style:graphic-properties style:writing-mode="lr-tb" loext:decorative="false" fo:margin-left="0in" fo:margin-right="0.0264in" fo:margin-top="0in" fo:margin-bottom="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65in" svg:stroke-color="#000000" draw:stroke-linejoin="miter" svg:stroke-linecap="butt" draw:fill="none" loext:fill-use-slide-background="false" draw:textarea-vertical-align="top" draw:auto-grow-height="false" fo:min-height="0.0165in" fo:min-width="1.5362in" fo:padding-top="0in" fo:padding-bottom="0in" fo:padding-left="0in" fo:padding-right="0in" fo:wrap-option="wrap" loext:decorative="false" style:run-through="foreground"/>
    </style:style>
    <style:style style:name="gr4"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5"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stroke-complex-color loext:theme-type="dark1" loext:color-type="them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custom-shape text:anchor-type="char" draw:z-index="0" draw:name="Rectangle 2" draw:style-name="gr1" draw:text-style-name="P2" svg:width="2.3642in" svg:height="13.1106in" svg:x="-0.5626in" svg:y="-1.318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loext:marker-style-name="T1"/>
        <text:p text:style-name="P3" loext:marker-style-name="T1"/>
        <text:p text:style-name="P3" loext:marker-style-name="T1"/>
        <text:p text:style-name="P4" loext:marker-style-name="T1"><draw:g text:anchor-type="char" draw:z-index="4" draw:name="Group 6135" draw:style-name="gr2"><draw:custom-shape draw:name="Shape 6134" draw:style-name="gr3" draw:text-style-name="P5" svg:width="1.5362in" svg:height="0.0169in" svg:x="-0.1252in" svg:y="0.0929in"><text:p/><draw:enhanced-geometry draw:mirror-horizontal="false" draw:mirror-vertical="false" svg:viewBox="0 0 1405128 15245" drawooo:sub-view-size="1405128 15245" draw:text-areas="0 0 0 0" draw:type="ooxml-non-primitive" draw:enhanced-path="M 0 7622 L 1405128 7622 N"/></draw:custom-shape></draw:g></text:p>
        <text:h text:style-name="P6" text:outline-level="1"><draw:frame draw:style-name="fr1" draw:name="Graphic 12" text:anchor-type="char" svg:x="-0.2209in" svg:y="0.4201in" svg:width="0.2in" svg:height="0.2in" draw:z-index="9"><draw:image xlink:href="Pictures/100004F600000A0600000A06701AFEBD.svg" xlink:type="simple" xlink:show="embed" xlink:actuate="onLoad" draw:mime-type="image/svg+xml"/><draw:image xlink:href="Pictures/10000001000000610000006168812712.png" xlink:type="simple" xlink:show="embed" xlink:actuate="onLoad" draw:mime-type="image/png"/><svg:desc>Internet</svg:desc></draw:frame><text:span text:style-name="T2">Michael Boschwitz</text:span></text:h>
        <text:p text:style-name="P7"><text:a xlink:type="simple" xlink:href="https://michael.boschwitz.me/" text:style-name="Internet_20_link" text:visited-style-name="Visited_20_Internet_20_Link"><draw:frame draw:style-name="fr1" draw:name="Graphic 8" text:anchor-type="char" svg:x="-0.2256in" svg:y="0.2764in" svg:width="0.2in" svg:height="0.2in" draw:z-index="8"><draw:image xlink:href="Pictures/1000023F00000A0600000A0672B29ED0.svg" xlink:type="simple" xlink:show="embed" xlink:actuate="onLoad" draw:mime-type="image/svg+xml"/><draw:image xlink:href="Pictures/100000010000006100000061E763E116.png" xlink:type="simple" xlink:show="embed" xlink:actuate="onLoad" draw:mime-type="image/png"/><svg:desc>Mailbox</svg:desc></draw:frame><text:span text:style-name="Internet_20_link"><text:span text:style-name="T3">michael.boschwitz.me</text:span></text:span></text:a></text:p>
        <text:p text:style-name="P8"><draw:frame draw:style-name="fr1" draw:name="Graphic 7" text:anchor-type="char" svg:x="-0.2244in" svg:y="0.2661in" svg:width="0.2in" svg:height="0.2in" draw:z-index="7"><draw:image xlink:href="Pictures/100007B300000A0600000A064EE47C2D.svg" xlink:type="simple" xlink:show="embed" xlink:actuate="onLoad" draw:mime-type="image/svg+xml"/><draw:image xlink:href="Pictures/10000001000000610000006131D2C3BD.png" xlink:type="simple" xlink:show="embed" xlink:actuate="onLoad" draw:mime-type="image/png"/><svg:desc>Speaker Phone</svg:desc></draw:frame><text:span text:style-name="Internet_20_link"><text:span text:style-name="T3">mboschwitz@gmail.com </text:span></text:span></text:p>
        <text:p text:style-name="P9"><text:span text:style-name="Internet_20_link"><text:span text:style-name="T3">(+1) 612-804-5799</text:span></text:span><text:span text:style-name="T4"> </text:span></text:p>
        <text:p text:style-name="P10" loext:marker-style-name="T5"><draw:line text:anchor-type="char" draw:z-index="2" draw:name="Straight Connector 10" draw:style-name="gr4" draw:text-style-name="P11" svg:x1="-0.25in" svg:y1="0.1559in" svg:x2="1.5in" svg:y2="0.1563in"><text:p/></draw:line></text:p>
        <text:h text:style-name="P12" text:outline-level="2">Education</text:h>
        <text:p text:style-name="P13">Software Engineering </text:p>
        <text:p text:style-name="P14">and Creative Design. BIS<text:line-break/></text:p>
        <text:p text:style-name="P15">Masters in Computer Science</text:p>
        <text:p text:style-name="P16">University of Minnesota, <text:span text:style-name="T6">2027</text:span></text:p>
        <text:p text:style-name="P17" loext:marker-style-name="T7"><draw:line text:anchor-type="char" draw:z-index="1" draw:name="Straight Connector 9" draw:style-name="gr4" draw:text-style-name="P11" svg:x1="-0.25in" svg:y1="0.1524in" svg:x2="1.5in" svg:y2="0.1528in"><text:p/></draw:line></text:p>
        <text:h text:style-name="P18" text:outline-level="2"><text:span text:style-name="Heading_20_1_20_Char"><text:span text:style-name="T8">Languages </text:span></text:span><text:span text:style-name="Heading_20_1_20_Char"><text:span text:style-name="T9">+</text:span></text:span><text:span text:style-name="Heading_20_1_20_Char"><text:span text:style-name="T8"> Skills</text:span></text:span></text:h>
        <text:p text:style-name="P19">Natively fluent: <text:s/></text:p>
        <text:p text:style-name="P20">- C, C++, C#, Java, Python,</text:p>
        <text:p text:style-name="P20">- <text:span text:style-name="T10">HTML, JS. CSS</text:span>, <text:span text:style-name="T10">Bootstrap</text:span><text:line-break/>- Unity, Unreal, Git/Perforce</text:p>
        <text:p text:style-name="P21">(Plus, I make good coffee!) </text:p>
        <text:p text:style-name="P22"/>
        <text:p text:style-name="P23">Conversationally fluent: <text:line-break/>- <text:span text:style-name="T10">PostgreSQL</text:span>, <text:span text:style-name="T10">SQL, </text:span><text:span text:style-name="T11">Lua</text:span></text:p>
        <text:p text:style-name="P24"><text:span text:style-name="T12">- </text:span><text:span text:style-name="T13">Kotlin, Swift, </text:span><text:span text:style-name="T14">LaTeX</text:span></text:p>
        <text:p text:style-name="P25">- Japanese</text:p>
        <text:p text:style-name="P26"/>
        <text:p text:style-name="P23">Tourist: </text:p>
        <text:p text:style-name="P27">- <text:span text:style-name="T10">React.</text:span><text:span text:style-name="T15">js</text:span>, <text:span text:style-name="T15">Next.js,</text:span> <text:span text:style-name="T10">Ruby</text:span>, </text:p>
        <text:p text:style-name="P28">- <text:span text:style-name="T16">Rust</text:span>, x86<text:span text:style-name="T15">, </text:span><text:span text:style-name="T16">Go</text:span>, <text:span text:style-name="T10">Scala, </text:span><text:span text:style-name="T17">R</text:span></text:p>
        <text:p text:style-name="P29" loext:marker-style-name="T12"><draw:line text:anchor-type="char" draw:z-index="3" draw:name="Straight Connector 11" draw:style-name="gr5" draw:text-style-name="P11" svg:x1="-0.25in" svg:y1="0.0843in" svg:x2="1.5in" svg:y2="0.0846in"><text:p/></draw:line></text:p>
        <text:h text:style-name="P12" text:outline-level="2">Activities</text:h>
        <text:p text:style-name="P30">Intramural Volleyball</text:p>
        <text:p text:style-name="P30">Jazz Band Drummer</text:p>
        <text:p text:style-name="P31"><text:span text:style-name="T18">Game </text:span><text:span text:style-name="T19">Jams </text:span><text:span text:style-name="T12"><text:s/><text:line-break/>Fighting Game Club</text:span></text:p>
        <text:p text:style-name="P32" loext:marker-style-name="T20"/>
        <text:h text:style-name="P12" text:outline-level="2">Ask Me About</text:h>
        <text:p text:style-name="P33"><text:span text:style-name="T12">Studying abroad in </text:span><text:span text:style-name="T21">Kyoto</text:span></text:p>
        <text:p text:style-name="P33"><text:span text:style-name="T12">Some of my favorite </text:span><text:span text:style-name="T21">Movies</text:span></text:p>
        <text:p text:style-name="P33"><text:span text:style-name="T12">Almost anything </text:span><text:span text:style-name="T21">Musical</text:span><text:span text:style-name="T12"> <text:line-break/>My love for </text:span><text:span text:style-name="T21">Games/Technology</text:span></text:p>
        <text:h text:style-name="P34" text:outline-level="2"><draw:line text:anchor-type="char" draw:z-index="10" draw:name="Straight Connector 2425" draw:style-name="gr4" draw:text-style-name="P11" svg:x1="1.8547in" svg:y1="0.1638in" svg:x2="4.4638in" svg:y2="0.1654in"><text:p/></draw:line><text:span text:style-name="T22">Work Experience <text:s text:c="2"/></text:span><text:span text:style-name="T23"><text:s/></text:span></text:h>
        <text:h text:style-name="P35" text:outline-level="3"><text:span text:style-name="T24">Gameplay</text:span><text:span text:style-name="T25"> Engineer</text:span><text:span text:style-name="T26"> <text:s/><text:tab/><text:tab/> <text:s text:c="13"/></text:span><text:span text:style-name="T27">Avalon </text:span><text:span text:style-name="T28">Corp.</text:span><text:span text:style-name="T29"> | </text:span><text:span text:style-name="T30">June – Dec. 2024</text:span></text:h>
        <text:list text:style-name="L1">
          <text:list-item>
            <text:p text:style-name="P36"><text:span text:style-name="T31">Architected a scalable, </text:span><text:span text:style-name="T32">modular framework for character abilities and interaction logic, enabling rapid iteration </text:span><text:span text:style-name="T33">with simple tools </text:span><text:span text:style-name="T32">and </text:span><text:span text:style-name="T31">long-term </text:span><text:span text:style-name="T32">maintainability. </text:span></text:p>
          </text:list-item>
          <text:list-item>
            <text:p text:style-name="P37"><text:span text:style-name="T34">Refactored the animation pipeline, i</text:span>mplementing data-oriented design principles to enhance performance, scalability,<text:span text:style-name="T34"> </text:span>and support large-scale multiplayer sessions. </text:p>
          </text:list-item>
          <text:list-item>
            <text:p text:style-name="P38"><text:span text:style-name="Strong_20_Emphasis"><text:span text:style-name="T35">E</text:span></text:span><text:span text:style-name="Strong_20_Emphasis"><text:span text:style-name="T36">ngineered</text:span></text:span><text:span text:style-name="T12"> core gameplay subsystems, including input buffering, ani</text:span><text:span text:style-name="T37">mation canceling, and the combo system and data structures for </text:span><text:span text:style-name="T38">dynamic user inputs</text:span><text:span text:style-name="T37">.</text:span></text:p>
          </text:list-item>
        </text:list>
        <text:h text:style-name="P39" text:outline-level="3"><text:span text:style-name="T39">Teacher Assistant</text:span><text:span text:style-name="T40"> <text:s text:c="31"/></text:span><text:span text:style-name="T41"><text:s/></text:span><text:span text:style-name="T42">University of Minnesota</text:span><text:span text:style-name="T43"> </text:span><text:span text:style-name="T44">| </text:span><text:span text:style-name="T45">F</text:span><text:span text:style-name="T46">all 20</text:span><text:span text:style-name="T47">22</text:span></text:h>
        <text:list text:style-name="L2">
          <text:list-item>
            <text:h text:style-name="P40" text:outline-level="3"><text:span text:style-name="Strong_20_Emphasis"><text:span text:style-name="T35">Provided</text:span></text:span><text:span text:style-name="T12"> technical guidance </text:span><text:span text:style-name="T48">o</text:span><text:span text:style-name="T49">n </text:span><text:span text:style-name="T50">Virtual Reality</text:span><text:span text:style-name="T49"> development, </text:span><text:span text:style-name="T51">with a </text:span><text:span text:style-name="T49">focus </text:span><text:span text:style-name="T51">on</text:span><text:span text:style-name="T49"> interaction design </text:span><text:span text:style-name="T50">and best practices</text:span><text:span text:style-name="T49">, </text:span><text:span text:style-name="T50">for a class of approximately 60+ </text:span><text:span text:style-name="T49">students.</text:span></text:h>
          </text:list-item>
          <text:list-item>
            <text:h text:style-name="P41" text:outline-level="3"><text:span text:style-name="Strong_20_Emphasis"><text:span text:style-name="T49">Reviewed and improved</text:span></text:span><text:span text:style-name="T49"> students’ projects by offering </text:span><text:span text:style-name="Strong_20_Emphasis"><text:span text:style-name="T49">concise, actionable feedback</text:span></text:span><text:span text:style-name="T49"> on </text:span><text:span text:style-name="T51">project implementation</text:span><text:span text:style-name="Strong_20_Emphasis"><text:span text:style-name="T49">, real-time rendering, and interaction design</text:span></text:span><text:span text:style-name="T49">.</text:span></text:h>
          </text:list-item>
          <text:list-item>
            <text:h text:style-name="P41" text:outline-level="3"><text:span text:style-name="T49">Demonstrated proficiency and adaptability to accommodate everyone <text:s text:c="2"/></text:span></text:h>
          </text:list-item>
        </text:list>
        <text:h text:style-name="P42" text:outline-level="3"><text:span text:style-name="T24">Summer Camp Boating Director<text:tab/></text:span><text:span text:style-name="T39"> <text:s text:c="5"/></text:span><text:span text:style-name="T52">Camp Teko</text:span><text:span text:style-name="T53"> </text:span><text:span text:style-name="T44">|</text:span><text:span text:style-name="T53"> </text:span><text:span text:style-name="T47">Summer </text:span><text:span text:style-name="T52">2016 - 19</text:span></text:h>
        <text:list text:style-name="L3">
          <text:list-item>
            <text:p text:style-name="P43"><text:span text:style-name="T12">Adapted in a constantly evolving environment full of hazards and caprice</text:span></text:p>
          </text:list-item>
          <text:list-item>
            <text:p text:style-name="P43"><text:span text:style-name="T12">Executed physically demanding lifesaving rescues at the waterfront.</text:span></text:p>
          </text:list-item>
          <text:list-item>
            <text:h text:style-name="P44" text:outline-level="3"><text:span text:style-name="T12">Mobilized and directed a team of highly trained specialists and lifeguards.</text:span></text:h>
          </text:list-item>
          <text:list-item>
            <text:h text:style-name="P44" text:outline-level="3"><text:span text:style-name="T12">Inspired and taught as a positive influence for all campers.</text:span></text:h>
          </text:list-item>
        </text:list>
        <text:h text:style-name="P45" text:outline-level="2"><draw:line text:anchor-type="char" draw:z-index="5" draw:name="Straight Connector 2424" draw:style-name="gr4" draw:text-style-name="P11" svg:x1="0.872in" svg:y1="0.1429in" svg:x2="4.4949in" svg:y2="0.1319in"><text:p/></draw:line><text:span text:style-name="T54">Projects</text:span><text:span text:style-name="T12"> </text:span></text:h>
        <table:table table:name="Table1" table:style-name="Table1">
          <table:table-column table:style-name="Table1.A"/>
          <table:table-column table:style-name="Table1.B"/>
          <table:table-row table:style-name="Table1.1">
            <table:table-cell table:style-name="Table1.A1" table:number-columns-spanned="2" office:value-type="string">
              <text:h text:style-name="P46" text:outline-level="2">Dynamically Adjustable Motion Captured Data Renderer</text:h>
            </table:table-cell>
            <table:covered-table-cell/>
          </table:table-row>
          <table:table-row table:style-name="Table1.1">
            <table:table-cell table:style-name="Table1.A2" office:value-type="string">
              <text:h text:style-name="P47" text:outline-level="2">VR &amp; 3D Interaction Projects</text:h>
            </table:table-cell>
            <table:table-cell table:style-name="Table1.B2" office:value-type="string">
              <text:h text:style-name="P48" text:outline-level="2">Water Fluid/Pressure Simulations</text:h>
            </table:table-cell>
          </table:table-row>
          <table:table-row table:style-name="Table1.3">
            <table:table-cell table:style-name="Table1.A2" office:value-type="string">
              <text:h text:style-name="P47" text:outline-level="2">Physics &amp; Cloth Simulations</text:h>
            </table:table-cell>
            <table:table-cell table:style-name="Table1.B2" office:value-type="string">
              <text:h text:style-name="P49" text:outline-level="2"><text:span text:style-name="T55">Bus Scheduling Simulator</text:span> </text:h>
            </table:table-cell>
          </table:table-row>
          <table:table-row table:style-name="Table1.4">
            <table:table-cell table:style-name="Table1.A1" table:number-columns-spanned="2" office:value-type="string">
              <text:h text:style-name="P50" text:outline-level="1"><text:span text:style-name="Emphasis"><text:span text:style-name="T56">A more comprehensive list of all projects is located on my website.</text:span></text:span></text:h>
            </table:table-cell>
            <table:covered-table-cell/>
          </table:table-row>
        </table:table>
        <text:h text:style-name="P51" text:outline-level="3"/>
        <text:h text:style-name="P52" text:outline-level="3"><text:span text:style-name="T57">React Bot</text:span><text:span text:style-name="T40"><text:tab/></text:span><text:span text:style-name="T39"><text:tab/><text:tab/><text:tab/> <text:s text:c="6"/></text:span><text:span text:style-name="T58">Personal Projects</text:span><text:span text:style-name="T53"> </text:span><text:span text:style-name="T44">|</text:span><text:span text:style-name="T53"> </text:span><text:span text:style-name="T58">Python, PostgreSQL</text:span></text:h>
        <text:list text:continue-numbering="true" text:style-name="L3">
          <text:list-item>
            <text:p text:style-name="P53"><text:span text:style-name="Strong_20_Emphasis"><text:span text:style-name="T35">Designed and </text:span></text:span><text:span text:style-name="Strong_20_Emphasis"><text:span text:style-name="T59">built</text:span></text:span><text:span text:style-name="T35"> a feature-rich Discord bot </text:span><text:span text:style-name="T60">that </text:span><text:span text:style-name="T59">uses </text:span><text:span text:style-name="T35">real-time message parsing </text:span><text:span text:style-name="T59">to </text:span><text:span text:style-name="T60">send </text:span><text:span text:style-name="T61">unique</text:span><text:span text:style-name="T60"> responses to</text:span><text:span text:style-name="T59"> users </text:span><text:span text:style-name="T60">in both guilds and direct messages.</text:span></text:p>
          </text:list-item>
          <text:list-item>
            <text:p text:style-name="P53"><text:span text:style-name="Strong_20_Emphasis"><text:span text:style-name="T35">Streamlined </text:span></text:span><text:span text:style-name="T35">database quer</text:span><text:span text:style-name="T60">y</text:span><text:span text:style-name="T35">i</text:span><text:span text:style-name="T60">ng</text:span><text:span text:style-name="T35"> and </text:span><text:span text:style-name="T60">health</text:span><text:span text:style-name="T35"> to ensure fast response times, </text:span><text:span text:style-name="T59">while </text:span><text:span text:style-name="T62">efficiently stor</text:span><text:span text:style-name="T59">ing </text:span><text:span text:style-name="T62">responses, server </text:span><text:span text:style-name="T59">settings</text:span><text:span text:style-name="T62">, and behavior preferences. </text:span></text:p>
          </text:list-item>
          <text:list-item>
            <text:p text:style-name="P54"><text:span text:style-name="T63">Deployed and actively maintained post-release, ensuring </text:span><text:span text:style-name="T64">99% </text:span><text:span text:style-name="T63">uptime, </text:span><text:span text:style-name="T64">monitoring performance, </text:span><text:span text:style-name="T63">and rolling out updates for </text:span><text:span text:style-name="Strong_20_Emphasis"><text:span text:style-name="T63">5</text:span></text:span><text:span text:style-name="Strong_20_Emphasis"><text:span text:style-name="T65">0</text:span></text:span><text:span text:style-name="Strong_20_Emphasis"><text:span text:style-name="T63">0+ active Discord servers </text:span></text:span><text:span text:style-name="Strong_20_Emphasis"><text:span text:style-name="T65">she’s in</text:span></text:span><text:span text:style-name="Strong_20_Emphasis"><text:span text:style-name="T63">.</text:span></text:span></text:p>
          </text:list-item>
        </text:list>
        <text:list text:style-name="WWNum9">
          <text:list-header>
            <text:p text:style-name="P55"><text:span text:style-name="T66"/></text:p>
          </text:list-header>
        </text:list>
        <text:h text:style-name="P56" text:outline-level="2"><draw:line text:anchor-type="char" draw:z-index="6" draw:name="Straight Connector 2426" draw:style-name="gr4" draw:text-style-name="P11" svg:x1="2.3075in" svg:y1="0.1673in" svg:x2="4.474in" svg:y2="0.1673in"><text:p/></draw:line><text:span text:style-name="T54">Leadership </text:span><text:span text:style-name="T67">+</text:span><text:span text:style-name="T54"> Awards</text:span><text:span text:style-name="T12"> </text:span></text:h>
        <text:p text:style-name="P57"><text:span text:style-name="T12">Video Game Development Club VP <text:s text:c="2"/></text:span><text:span text:style-name="T68">　</text:span><text:span text:style-name="T12"> <text:s/></text:span><text:span text:style-name="T69">立命館大学衣笠 SKP</text:span></text:p>
        <text:p text:style-name="P58" loext:marker-style-name="T70"><text:span text:style-name="T71">BSA Eagle Scout <text:tab/>Tri-M Music Honor Society<text:tab/>UMN Dean’s List</text:span><text:span text:style-name="T72"><text:line-break/></text:span><text:span text:style-name="T70">Algorithm, Big Data, Classification, Clustering, Data Mining, Data Scientist, Decision Trees, Modeling, Prediction, Forecasting, Quantitative, R, R Programming, SQL, SQL Programming, MySQL, Random Forest, Database, Machine Learning, Overfitting, Regression, Statistics, Training, Testing, AI, Artificial Intelligence, Data Analysis, Data Science, Data Visualization, Quantitative Analysis, Time Series, Data Pipelines, Deep Learning, Neural Network, Autoregression, AR, MA, ARIMA, Bagging, Boosting, Bootstrapping, Confusion Matrix, Cross Validation, Database, Dataset, Dplyr, Factor Analysis, goodness of fit, AIC, Holdout Sample, Holt-Winters, Holt Winters, Impute, K-means, Knn, Regression, Maximum Likelihood, Multivariate Analysis, Pattern Recognition, Polynomial Regression, Data Science, Data Analyst, Data Modeling, Standardized Error, Bayes Theorem, Cross-Validation, Econometrics, Gradient Boosting, quantitative, RStudio, Git, Tableau, PowerBI, Power BI, Python, SuperLearner, Linear Modeling, Polynomial Modeling, Quadratic Modeling, NLP, Natural Language Processing, ML, Machine Learning, Games, Technical, Game Development, Virtualization, Software Development, Prototype Design, User Interface Design, Scripting, Gameplay Design, Computer Science, Game Design, Mentoring, Innovation. Communication Skills, Collaboration, Back End, English Speaking, Vertical slice, Curiosity, Kindness, Positive, Professional, Can-do Attitude, Artists, Engineers, Product Managers, Collaborate, Game Feature Designs, Monetization Strategies, free-to-play, mobile games. Shipped multiple games, design role, Concept to Live Operations, Tune and balance, Monetization Systems, Qualitative/Quantitative, Play-testing, source control, bug databases, project management suites, creative vision, game features, gameplay systems, challenge, delight, players, driving long-term retention and monetization, Collaborate with the team, phases of development, production and product management, scope, prioritize, high quality levels, Drive live operations, developing plans, deploying, live initiatives, World-class communication skills, with proven ability, effective design documentation, Great teammate who can, engineers, game development, marketers, artists, writers, data scientists, producers, thinkers, doers, professional, publishing, stewards, critically-acclaimed franchises, ongoing development, high-quality raid and dungeon content, creative design, technical implementation, attention to details, balance and polish, translate game concepts, raids, dungeons, encounters, immersive player experience. Play styles, inclusive, increase retention, communicate ideas, cross-functionally, solicit feedback, support, game encounter design, development, polished feature, Coordinate, environment art, level design, narrative, teams, cohesive encounters, story, environmental details, Game development experience, content creation experience, encounter design, level design, Communications skills, comprehensive documentation, collaboratively cross-functionally, Knowledge, understanding, and familiarity, Universe, Lore, Scenario design. Motivate and reward gameplay, strengthen core value, Gameplay First, Leading multidisciplinary teams, Story through gameplay, POIs, gameplay scenario. Communicating design vision, aligning vision, feedback, different player types, iterative gameplay first team, self-motivated, strong work ethic, Leading teams, AAA, open-world, multiplayer, spaces, multiplayer gameplay spaces, partner, from concept to completion, safe space, creativity, multi-disciplines, Experience, Gameplay puzzles. Significant scripting and prototyping experience, first person, third person, passionate game developer, a good human being, new IP, PC/Console, Lead, POI, Game Designer, Drive, Creation, Outstanding, FPS gameplay experiences, survival genre. Ideal candidate, deep understanding, content, gameplay, level design, scenario design, motivate and reward, engagement, Lead Building Designer, vision holder, best-in-class, building, accountability, back-of-the-box feature, building pieces, empower players, microscopic focus, game-feel, interaction, thousands of times, cross-disciplinary, clear goals, holding implementation, complex systems, candor, development of pipelines, compelling content, Pitching game design concepts, detailed manner, strong written and verbal skills, streamlining, iteration cycles, defining goals, curating feedback, action items, launch, live environment, multiple teams, game engines, Unreal, Unity, CryEngine, Source, Blueprint, Lua, Visual Scripting, math, combat design, content design, live ops, or tools development, variety of video game genres and titles, Research, women, members of other under-represented groups, meet every qualification, diverse, inclusive, gameplay features, established framework, implement modifications, reorganizations, extensions, optimizations, existing code base, scheduling feedback, rapid prototyping, iteration, new features, new systems, innovations, industry, debugging skills, Unreal Engine 4, Unreal Engine 5, 3D math skills, Self-motivated, making games, complex technical issues, Good communication skills, 3+ years industry experience, 4+ years industry experience, 6+ years industry experience, 7+ years industry experience, 8+ years industry experience, 9+ years industry experience, Good instincts for game design, fun gameplay, innovative gameplay, multiplayer/online features, creative vision, game features, deploying live initiatives, targeted KPIs, 5+ years of game design experience, card-collecting, card-battling, deck-building games, Bachelor's degree, relevant work experience, Expert-level understanding, game economies, data analysis, back-end environments, self-expression, embraces collaboration, proven leadership experience, strong background in game design, critical thinking, analysis, outstanding people skills, boundless creativity, player experience, emerging industry trends, leading a development team, successful completion, experience shipping, large-scale projects, survival game, Encounter Designer, several years of experience, designing and scripting AI, complicated game world, assessing risks, rapidly prototyping, AI interactions, new encounters, Script and implement, creature behavior, complex game world, Assist other teams, spawning, loot, combatcompelling encounters, Excellent communication, problem-solving skills, Self-motivated, strong initiative, Extensive experience, sound, audio engineering, audio engineer, Game Genres, ARPG/MMORPG, Survival, Action Games, Platform Games, Platformers, Shooters, Fighting, Beat ‘Em Up, Stealth, Survival, Rhythm, Battle Royale, Action-adventure, Survival Horror, Metroid Vania, Metroidvania, Adventure, Text Adventure, Graphic Adventure, Visual Novels, Interactive Movie, Real-time 3D Adventures, Puzzle, Breakout clone game, Logical game, Physics Game, Coding Game, Trial-and-Error, Exploration, Hidden Object, Reveal the Picture, Tile-Matching, Arcade, Traditional Puzzle, Puzzle-Platforming, RPG, Role-playing, Action Role Playing Game, MMORPG, Massively Multiplayer Online Role-playing game, Rougelikes, Rougelite, rouge-like, rouge-lite, Tactical RPG, tactical role-playing game, Sandbox RPG, JRPG, Western, Western RPG, Japanese Role-playing Game, Sandbox, Sandbox Game, Sandbox Role-playing Game, Monster Tamer, FPS RPG, First Person Party-based RPG, Simulation, Construction, Management, Life Simulation, Vehicle Simulation, Sim, Strategy, 4X Game, Artillery Game, RTS, Auto Battler, Auto Chess, MOBA, Multiplayer Online, Battle Arena, ARTS, Action Real Time Strategy, Real-Time Strategy, RTT, Real-time Tactics, Tower Defense, TBS, Turn-based Strategy, TBT, Turn-based Tactics, Wargame, Grand Strategy Wargame, Sports, Racing, Sports game, Competitive, Sports-based Fighting, MMO, Massively Multiplayer Online Game, Board Game, Card Game, Casino Game, Casual Game, digital Collectible Card Game, Gacha Game, Horror Games, Idle Games, Logic Games, Party Games, Photography Games, Programming Games, Social Deduction Games, Trivia Games, Typing Games, Advergame, Art Game, Christian Games, Educational Games, Esports, Exergame, Fitness Game, Personalized Games, Serious Games, Open-world, Open-zone, linear-world, open-world game, metaverse, social space, creative sandbox, First Person, Third Person, Fantasy, Science Fiction, Sci-Fi, Dystopian, Utopian, Future, Past, Alternative, Minigames, ARG, Third-person shooter, 3</text:span><text:span text:style-name="T73">rd</text:span><text:span text:style-name="T70"> person shooter, 1</text:span><text:span text:style-name="T73">st</text:span><text:span text:style-name="T70"> person shooter, Escape games, Browser games, Award-winning, Cinematic, Soulsborne, souls-like, dynamic, exclusive, gone gold, immersive, high-octane, procedural generation, ChatGPT, AI Generation, AI Assisted, Artificial Intelligence, Infinite Possibilities, Remastered, remake, retro-inspired, spiritual successor, streamlined, awards, E3, Virtual Reality, Augmented Reality, VR, AR, VRMMO, AR Game, Linux, Tensorflow, Embedded Systems</text:span></text:p>
        <text:p text:style-name="P59" loext:marker-style-name="T70"/>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Courier New" svg:font-family="'Courier New'"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035in" fo:margin-top="0in" fo:margin-bottom="0.0047in" style:contextual-spacing="false" fo:line-height="106%" fo:text-align="start" style:justify-single-word="false" fo:orphans="2" fo:widows="2" fo:text-indent="-0.0071in" style:auto-text-indent="false"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left="0.1035in" fo:margin-top="0in" fo:margin-bottom="0.0354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text">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text">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f5496" loext:opacity="100%" style:font-name="Calibri Light1" fo:font-family="'Calibri Light'" style:font-family-generic="swiss"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0047in" style:contextual-spacing="true"/>
    </style:style>
    <style:style style:name="Date" style:family="paragraph" style:parent-style-name="Standard" style:next-style-name="Standard" loext:linked-style-name="Date_20_Char"/>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left="0in" fo:margin-top="0.1945in" fo:margin-bottom="0.1945in" style:contextual-spacing="false" fo:line-height="100%" fo:text-indent="0in"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text-align="start" style:justify-single-word="false"/>
      <style:text-properties fo:color="#000000" loext:opacity="100%" style:font-name="Garamond" fo:font-family="Garamond" style:font-pitch="variable" fo:font-size="12pt" style:font-size-asian="12pt"/>
    </style:style>
    <style:style style:name="Boschy_20_Resume_20_Heading" style:display-name="Boschy Resume Heading" style:family="paragraph" style:parent-style-name="Heading_20_3">
      <style:paragraph-properties fo:margin-left="0in" fo:margin-top="0in" fo:margin-bottom="0in" style:contextual-spacing="false" fo:line-height="115%" fo:text-indent="0in" style:auto-text-indent="false"/>
      <style:text-properties style:font-name="Garamond1" fo:font-family="Garamond" style:font-family-generic="roman" style:font-pitch="variable" style:text-underline-style="solid" style:text-underline-width="auto" style:text-underline-color="font-color"/>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_20_Char" style:display-name="Heading 2 Char" style:family="text" loext:linked-style-name="Heading_20_2">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Heading_20_3_20_Char" style:display-name="Heading 3 Char" style:family="text" loext:linked-style-name="Heading_20_3">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Date_20_Char" style:display-name="Date Char" style:family="text" style:parent-style-name="Default_20_Paragraph_20_Font" loext:linked-style-name="Date">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Footer_20_Char" style:display-name="Footer Char" style:family="text" style:parent-style-name="Default_20_Paragraph_20_Font" loext:linked-style-name="Foot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Emphasis" style:family="text" style:parent-style-name="Default_20_Paragraph_20_Font">
      <style:text-properties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 style:display-name="ListLabel 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 style:display-name="ListLabel 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 style:display-name="ListLabel 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 style:display-name="ListLabel 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6" style:display-name="ListLabel 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7" style:display-name="ListLabel 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8" style:display-name="ListLabel 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9" style:display-name="ListLabel 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0" style:display-name="ListLabel 1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1" style:display-name="ListLabel 1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 style:display-name="ListLabel 1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3" style:display-name="ListLabel 1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4" style:display-name="ListLabel 1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5" style:display-name="ListLabel 1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6" style:display-name="ListLabel 1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7" style:display-name="ListLabel 1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8" style:display-name="ListLabel 1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9" style:display-name="ListLabel 1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0" style:display-name="ListLabel 2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1" style:display-name="ListLabel 2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2" style:display-name="ListLabel 2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3" style:display-name="ListLabel 2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4" style:display-name="ListLabel 2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5" style:display-name="ListLabel 2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6" style:display-name="ListLabel 2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7" style:display-name="ListLabel 2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8" style:display-name="ListLabel 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9" style:display-name="ListLabel 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0" style:display-name="ListLabel 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1" style:display-name="ListLabel 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2" style:display-name="ListLabel 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3" style:display-name="ListLabel 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4" style:display-name="ListLabel 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5" style:display-name="ListLabel 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6" style:display-name="ListLabel 3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7" style:display-name="ListLabel 3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6" style:display-name="ListLabel 4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5" style:display-name="ListLabel 5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6" style:display-name="ListLabel 5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7" style:display-name="ListLabel 5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8" style:display-name="ListLabel 5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9" style:display-name="ListLabel 5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0" style:display-name="ListLabel 6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1" style:display-name="ListLabel 6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2" style:display-name="ListLabel 6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3" style:display-name="ListLabel 6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2" style:display-name="ListLabel 82"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83" style:display-name="ListLabel 8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4" style:display-name="ListLabel 8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5" style:display-name="ListLabel 8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6" style:display-name="ListLabel 8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7" style:display-name="ListLabel 8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8" style:display-name="ListLabel 8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9" style:display-name="ListLabel 8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0" style:display-name="ListLabel 9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1" style:display-name="ListLabel 91"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01" style:display-name="ListLabel 10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2" style:display-name="ListLabel 10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3" style:display-name="ListLabel 10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4" style:display-name="ListLabel 10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5" style:display-name="ListLabel 10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6" style:display-name="ListLabel 10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7" style:display-name="ListLabel 10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8" style:display-name="ListLabel 10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9" style:display-name="ListLabel 109"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style:font-size-asian="11pt" style:font-style-asian="normal" style:font-weight-asian="normal" style:font-size-complex="11pt"/>
    </style:style>
    <style:style style:name="ListLabel_20_110" style:display-name="ListLabel 110" style:family="text">
      <style:text-properties style:font-name="Calibri" fo:font-family="Calibri"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 fo:font-family="Calibri"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1" fo:font-family="Calibri" style:font-family-generic="roman" style:font-pitch="variable"/>
    </style:style>
    <style:style style:name="ListLabel_20_116" style:display-name="ListLabel 116" style:family="text">
      <style:text-properties style:font-name="Calibri" fo:font-family="Calibri"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19" style:display-name="ListLabel 11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0" style:display-name="ListLabel 12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1" style:display-name="ListLabel 12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2" style:display-name="ListLabel 12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3" style:display-name="ListLabel 12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4" style:display-name="ListLabel 12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5" style:display-name="ListLabel 12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6" style:display-name="ListLabel 12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7" style:display-name="ListLabel 127"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28" style:display-name="ListLabel 1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29" style:display-name="ListLabel 1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0" style:display-name="ListLabel 1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1" style:display-name="ListLabel 1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2" style:display-name="ListLabel 1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3" style:display-name="ListLabel 1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4" style:display-name="ListLabel 1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5" style:display-name="ListLabel 1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6" style:display-name="ListLabel 136" style:family="text">
      <style:text-properties fo:color="#000000" loext:opacity="100%" style:font-name="Garamond1" fo:font-family="Garamond" style:font-family-generic="roman" style:font-pitch="variable" fo:font-size="12pt" style:text-underline-style="none" fo:font-weight="bold" style:font-size-asian="12pt" style:font-weight-asian="bold" style:font-size-complex="12pt" style:font-weight-complex="bold">
        <loext:char-complex-color loext:theme-type="dark1" loext:color-type="theme"/>
      </style:text-properties>
    </style:style>
    <style:style style:name="Bullet_20_Symbols" style:display-name="Bullet Symbols" style:family="text">
      <style:text-properties style:font-name="OpenSymbol" fo:font-family="OpenSymbol" style:font-charset="x-symbol" fo:font-size="11pt" style:font-name-asian="OpenSymbol" style:font-family-asian="OpenSymbol" style:font-charset-asian="x-symbol" style:font-size-asian="9.60000038146973pt" style:font-name-complex="OpenSymbol" style:font-family-complex="OpenSymbol" style:font-charset-complex="x-symbol" style:font-size-complex="11pt"/>
    </style:style>
    <style:style style:name="Bullet_20_Symbols_20__28_user_29_" style:display-name="Bullet Symbols (user)"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1693in"/>
        </style:list-level-properties>
        <style:text-properties style:font-name="Calibri4"/>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0.9071in"/>
        </style:list-level-properties>
        <style:text-properties style:font-name="Calibri4"/>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1.4071in"/>
        </style:list-level-properties>
        <style:text-properties style:font-name="Calibri4"/>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1.9071in"/>
        </style:list-level-properties>
        <style:text-properties style:font-name="Calibri4"/>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2.4071in"/>
        </style:list-level-properties>
        <style:text-properties style:font-name="Calibri4"/>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2.9071in"/>
        </style:list-level-properties>
        <style:text-properties style:font-name="Calibri4"/>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3.4071in"/>
        </style:list-level-properties>
        <style:text-properties style:font-name="Calibri4"/>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3.9071in"/>
        </style:list-level-properties>
        <style:text-properties style:font-name="Calibri4"/>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4.407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image text:level="1" xlink:href="Pictures/10000000000000090000000412631129.jpg" xlink:type="simple" xlink:show="embed" xlink:actuate="onLoad">
        <style:list-level-properties text:list-level-position-and-space-mode="label-alignment" style:vertical-pos="middle" style:vertical-rel="line" fo:width="0.2547in" fo:height="0.1098in">
          <style:list-level-label-alignment text:label-followed-by="listtab" fo:margin-left="0.1661in"/>
        </style:list-level-properties>
      </text:list-level-style-image>
      <text:list-level-style-bullet text:level="2" text:style-name="ListLabel_20_11" loext:num-list-format="o" style:num-suffix="o" text:bullet-char="o">
        <style:list-level-properties text:list-level-position-and-space-mode="label-alignment">
          <style:list-level-label-alignment text:label-followed-by="listtab" fo:margin-left="0.9256in"/>
        </style:list-level-properties>
        <style:text-properties style:font-name="Calibri4"/>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1.4256in"/>
        </style:list-level-properties>
        <style:text-properties style:font-name="Calibri4"/>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1.9256in"/>
        </style:list-level-properties>
        <style:text-properties style:font-name="Calibri4"/>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2.4256in"/>
        </style:list-level-properties>
        <style:text-properties style:font-name="Calibri4"/>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2.9256in"/>
        </style:list-level-properties>
        <style:text-properties style:font-name="Calibri4"/>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3.4256in"/>
        </style:list-level-properties>
        <style:text-properties style:font-name="Calibri4"/>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3.9256in"/>
        </style:list-level-properties>
        <style:text-properties style:font-name="Calibri4"/>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4.4256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image text:level="1" xlink:href="Pictures/1000000000000009000000049D66A63D.jpg" xlink:type="simple" xlink:show="embed" xlink:actuate="onLoad">
        <style:list-level-properties text:list-level-position-and-space-mode="label-alignment" style:vertical-pos="middle" style:vertical-rel="line" fo:width="0.2547in" fo:height="0.1098in">
          <style:list-level-label-alignment text:label-followed-by="listtab" fo:margin-left="0.0898in"/>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margin-left="0.8902in"/>
        </style:list-level-properties>
        <style:text-properties style:font-name="Calibri4"/>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1.3902in"/>
        </style:list-level-properties>
        <style:text-properties style:font-name="Calibri4"/>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1.8902in"/>
        </style:list-level-properties>
        <style:text-properties style:font-name="Calibri4"/>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2.3902in"/>
        </style:list-level-properties>
        <style:text-properties style:font-name="Calibri4"/>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2.8902in"/>
        </style:list-level-properties>
        <style:text-properties style:font-name="Calibri4"/>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3.3902in"/>
        </style:list-level-properties>
        <style:text-properties style:font-name="Calibri4"/>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3.8902in"/>
        </style:list-level-properties>
        <style:text-properties style:font-name="Calibri4"/>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4.3902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2528in"/>
        </style:list-level-properties>
        <style:text-properties style:font-name="Calibri4"/>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0.9484in"/>
        </style:list-level-properties>
        <style:text-properties style:font-name="Calibri4"/>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1.4484in"/>
        </style:list-level-properties>
        <style:text-properties style:font-name="Calibri4"/>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1.9484in"/>
        </style:list-level-properties>
        <style:text-properties style:font-name="Calibri4"/>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2.4484in"/>
        </style:list-level-properties>
        <style:text-properties style:font-name="Calibri4"/>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2.9484in"/>
        </style:list-level-properties>
        <style:text-properties style:font-name="Calibri4"/>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3.4484in"/>
        </style:list-level-properties>
        <style:text-properties style:font-name="Calibri4"/>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3.9484in"/>
        </style:list-level-properties>
        <style:text-properties style:font-name="Calibri4"/>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4.4484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image text:level="1" xlink:href="Pictures/10000000000000090000000569F01659.jpg" xlink:type="simple" xlink:show="embed" xlink:actuate="onLoad">
        <style:list-level-properties text:list-level-position-and-space-mode="label-alignment" style:vertical-pos="middle" style:vertical-rel="line" fo:width="0.1917in" fo:height="0.1098in">
          <style:list-level-label-alignment text:label-followed-by="listtab" fo:margin-left="0.2563in"/>
        </style:list-level-properties>
      </text:list-level-style-image>
      <text:list-level-style-bullet text:level="2" text:style-name="ListLabel_20_38" loext:num-list-format="o" style:num-suffix="o" text:bullet-char="o">
        <style:list-level-properties text:list-level-position-and-space-mode="label-alignment">
          <style:list-level-label-alignment text:label-followed-by="listtab" fo:margin-left="0.9717in"/>
        </style:list-level-properties>
        <style:text-properties style:font-name="Calibri4"/>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1.4717in"/>
        </style:list-level-properties>
        <style:text-properties style:font-name="Calibri4"/>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1.9717in"/>
        </style:list-level-properties>
        <style:text-properties style:font-name="Calibri4"/>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2.4717in"/>
        </style:list-level-properties>
        <style:text-properties style:font-name="Calibri4"/>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2.9717in"/>
        </style:list-level-properties>
        <style:text-properties style:font-name="Calibri4"/>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3.4717in"/>
        </style:list-level-properties>
        <style:text-properties style:font-name="Calibri4"/>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3.9717in"/>
        </style:list-level-properties>
        <style:text-properties style:font-name="Calibri4"/>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4.4717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0.0835in"/>
        </style:list-level-properties>
        <style:text-properties style:font-name="Calibri4"/>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0.9264in"/>
        </style:list-level-properties>
        <style:text-properties style:font-name="Calibri4"/>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1.4264in"/>
        </style:list-level-properties>
        <style:text-properties style:font-name="Calibri4"/>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1.9264in"/>
        </style:list-level-properties>
        <style:text-properties style:font-name="Calibri4"/>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2.4264in"/>
        </style:list-level-properties>
        <style:text-properties style:font-name="Calibri4"/>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2.9264in"/>
        </style:list-level-properties>
        <style:text-properties style:font-name="Calibri4"/>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3.4264in"/>
        </style:list-level-properties>
        <style:text-properties style:font-name="Calibri4"/>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3.9264in"/>
        </style:list-level-properties>
        <style:text-properties style:font-name="Calibri4"/>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4.4264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image text:level="1" xlink:href="Pictures/100000000000000900000005B473F12B.jpg" xlink:type="simple" xlink:show="embed" xlink:actuate="onLoad">
        <style:list-level-properties text:list-level-position-and-space-mode="label-alignment" style:vertical-pos="middle" style:vertical-rel="line" fo:width="0.1917in" fo:height="0.1098in">
          <style:list-level-label-alignment text:label-followed-by="listtab" fo:margin-left="0.2528in"/>
        </style:list-level-properties>
      </text:list-level-style-image>
      <text:list-level-style-bullet text:level="2" text:style-name="ListLabel_20_56"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image text:level="1" xlink:href="Pictures/10000000000000090000000548B3E5DB.jpg" xlink:type="simple" xlink:show="embed" xlink:actuate="onLoad">
        <style:list-level-properties text:list-level-position-and-space-mode="label-alignment" style:vertical-pos="middle" style:vertical-rel="line" fo:width="0.1917in" fo:height="0.1098in">
          <style:list-level-label-alignment text:label-followed-by="listtab" fo:margin-left="0.2252in"/>
        </style:list-level-properties>
      </text:list-level-style-image>
      <text:list-level-style-bullet text:level="2" text:style-name="ListLabel_20_65" loext:num-list-format="o" style:num-suffix="o" text:bullet-char="o">
        <style:list-level-properties text:list-level-position-and-space-mode="label-alignment">
          <style:list-level-label-alignment text:label-followed-by="listtab" fo:margin-left="0.9764in"/>
        </style:list-level-properties>
        <style:text-properties style:font-name="Calibri4"/>
      </text:list-level-style-bullet>
      <text:list-level-style-bullet text:level="3" text:style-name="ListLabel_20_66" loext:num-list-format="▪" style:num-suffix="▪" text:bullet-char="▪">
        <style:list-level-properties text:list-level-position-and-space-mode="label-alignment">
          <style:list-level-label-alignment text:label-followed-by="listtab" fo:margin-left="1.4764in"/>
        </style:list-level-properties>
        <style:text-properties style:font-name="Calibri4"/>
      </text:list-level-style-bullet>
      <text:list-level-style-bullet text:level="4" text:style-name="ListLabel_20_67" loext:num-list-format="•" style:num-suffix="•" text:bullet-char="•">
        <style:list-level-properties text:list-level-position-and-space-mode="label-alignment">
          <style:list-level-label-alignment text:label-followed-by="listtab" fo:margin-left="1.9764in"/>
        </style:list-level-properties>
        <style:text-properties style:font-name="Calibri4"/>
      </text:list-level-style-bullet>
      <text:list-level-style-bullet text:level="5" text:style-name="ListLabel_20_68" loext:num-list-format="o" style:num-suffix="o" text:bullet-char="o">
        <style:list-level-properties text:list-level-position-and-space-mode="label-alignment">
          <style:list-level-label-alignment text:label-followed-by="listtab" fo:margin-left="2.4764in"/>
        </style:list-level-properties>
        <style:text-properties style:font-name="Calibri4"/>
      </text:list-level-style-bullet>
      <text:list-level-style-bullet text:level="6" text:style-name="ListLabel_20_69" loext:num-list-format="▪" style:num-suffix="▪" text:bullet-char="▪">
        <style:list-level-properties text:list-level-position-and-space-mode="label-alignment">
          <style:list-level-label-alignment text:label-followed-by="listtab" fo:margin-left="2.9764in"/>
        </style:list-level-properties>
        <style:text-properties style:font-name="Calibri4"/>
      </text:list-level-style-bullet>
      <text:list-level-style-bullet text:level="7" text:style-name="ListLabel_20_70" loext:num-list-format="•" style:num-suffix="•" text:bullet-char="•">
        <style:list-level-properties text:list-level-position-and-space-mode="label-alignment">
          <style:list-level-label-alignment text:label-followed-by="listtab" fo:margin-left="3.4764in"/>
        </style:list-level-properties>
        <style:text-properties style:font-name="Calibri4"/>
      </text:list-level-style-bullet>
      <text:list-level-style-bullet text:level="8" text:style-name="ListLabel_20_71" loext:num-list-format="o" style:num-suffix="o" text:bullet-char="o">
        <style:list-level-properties text:list-level-position-and-space-mode="label-alignment">
          <style:list-level-label-alignment text:label-followed-by="listtab" fo:margin-left="3.9764in"/>
        </style:list-level-properties>
        <style:text-properties style:font-name="Calibri4"/>
      </text:list-level-style-bullet>
      <text:list-level-style-bullet text:level="9" text:style-name="ListLabel_20_72" loext:num-list-format="▪" style:num-suffix="▪" text:bullet-char="▪">
        <style:list-level-properties text:list-level-position-and-space-mode="label-alignment">
          <style:list-level-label-alignment text:label-followed-by="listtab" fo:margin-left="4.4764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margin-left="0.2528in"/>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75"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76"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77"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78"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79"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80"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81"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Bullet_20_Symbols" loext:num-list-format="%1%" text:bullet-char="">
        <style:list-level-properties text:list-level-position-and-space-mode="label-alignment">
          <style:list-level-label-alignment text:label-followed-by="listtab" fo:margin-left="0.2528in"/>
        </style:list-level-properties>
        <style:text-properties style:font-name="Open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84"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85"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86"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87"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88"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89"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90"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0835in" fo:margin-left="0.0835in"/>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93"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94"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95"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96"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97"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98"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99"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0835in"/>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102"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103"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104"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105"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106"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107"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108"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0835in" fo:margin-left="0.1in"/>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6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1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6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1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6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1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0.2563in"/>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0.9717in"/>
        </style:list-level-properties>
        <style:text-properties style:font-name="Calibri4"/>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1.4717in"/>
        </style:list-level-properties>
        <style:text-properties style:font-name="Calibri4"/>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1.9717in"/>
        </style:list-level-properties>
        <style:text-properties style:font-name="Calibri4"/>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2.4717in"/>
        </style:list-level-properties>
        <style:text-properties style:font-name="Calibri4"/>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2.9717in"/>
        </style:list-level-properties>
        <style:text-properties style:font-name="Calibri4"/>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3.4717in"/>
        </style:list-level-properties>
        <style:text-properties style:font-name="Calibri4"/>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3.9717in"/>
        </style:list-level-properties>
        <style:text-properties style:font-name="Calibri4"/>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4.4717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loext:num-list-format="%1%" text:bullet-char="✔">
        <style:list-level-properties text:list-level-position-and-space-mode="label-alignment">
          <style:list-level-label-alignment text:label-followed-by="listtab" fo:margin-left="3.8717in"/>
        </style:list-level-properties>
        <style:text-properties style:font-name="Open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margin-left="4.5673in"/>
        </style:list-level-properties>
        <style:text-properties style:font-name="Calibri4"/>
      </text:list-level-style-bullet>
      <text:list-level-style-bullet text:level="3" text:style-name="ListLabel_20_129" loext:num-list-format="▪" style:num-suffix="▪" text:bullet-char="▪">
        <style:list-level-properties text:list-level-position-and-space-mode="label-alignment">
          <style:list-level-label-alignment text:label-followed-by="listtab" fo:margin-left="5.0673in"/>
        </style:list-level-properties>
        <style:text-properties style:font-name="Calibri4"/>
      </text:list-level-style-bullet>
      <text:list-level-style-bullet text:level="4" text:style-name="ListLabel_20_130" loext:num-list-format="•" style:num-suffix="•" text:bullet-char="•">
        <style:list-level-properties text:list-level-position-and-space-mode="label-alignment">
          <style:list-level-label-alignment text:label-followed-by="listtab" fo:margin-left="5.5673in"/>
        </style:list-level-properties>
        <style:text-properties style:font-name="Calibri4"/>
      </text:list-level-style-bullet>
      <text:list-level-style-bullet text:level="5" text:style-name="ListLabel_20_131" loext:num-list-format="o" style:num-suffix="o" text:bullet-char="o">
        <style:list-level-properties text:list-level-position-and-space-mode="label-alignment">
          <style:list-level-label-alignment text:label-followed-by="listtab" fo:margin-left="6.0673in"/>
        </style:list-level-properties>
        <style:text-properties style:font-name="Calibri4"/>
      </text:list-level-style-bullet>
      <text:list-level-style-bullet text:level="6" text:style-name="ListLabel_20_132" loext:num-list-format="▪" style:num-suffix="▪" text:bullet-char="▪">
        <style:list-level-properties text:list-level-position-and-space-mode="label-alignment">
          <style:list-level-label-alignment text:label-followed-by="listtab" fo:margin-left="6.5673in"/>
        </style:list-level-properties>
        <style:text-properties style:font-name="Calibri4"/>
      </text:list-level-style-bullet>
      <text:list-level-style-bullet text:level="7" text:style-name="ListLabel_20_133" loext:num-list-format="•" style:num-suffix="•" text:bullet-char="•">
        <style:list-level-properties text:list-level-position-and-space-mode="label-alignment">
          <style:list-level-label-alignment text:label-followed-by="listtab" fo:margin-left="7.0673in"/>
        </style:list-level-properties>
        <style:text-properties style:font-name="Calibri4"/>
      </text:list-level-style-bullet>
      <text:list-level-style-bullet text:level="8" text:style-name="ListLabel_20_134" loext:num-list-format="o" style:num-suffix="o" text:bullet-char="o">
        <style:list-level-properties text:list-level-position-and-space-mode="label-alignment">
          <style:list-level-label-alignment text:label-followed-by="listtab" fo:margin-left="7.5673in"/>
        </style:list-level-properties>
        <style:text-properties style:font-name="Calibri4"/>
      </text:list-level-style-bullet>
      <text:list-level-style-bullet text:level="9" text:style-name="ListLabel_20_135" loext:num-list-format="▪" style:num-suffix="▪" text:bullet-char="▪">
        <style:list-level-properties text:list-level-position-and-space-mode="label-alignment">
          <style:list-level-label-alignment text:label-followed-by="listtab" fo:margin-left="8.0673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line-height="10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3in" fo:margin-left="0.5in" fo:margin-right="0.5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1374in" fo:margin-left="0in" fo:margin-right="0in" fo:margin-top="0.0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char" svg:x="-0.4764in" svg:y="-0.4in" svg:width="2.272in" svg:height="1.5638in" draw:z-index="11"><draw:image xlink:href="Pictures/10000001000000F7000000AAC48CADC6.png" xlink:type="simple" xlink:show="embed" xlink:actuate="onLoad" draw:mime-type="image/png"/></draw:fram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aby</meta:initial-creator>
    <meta:editing-cycles>306</meta:editing-cycles>
    <meta:print-date>2025-05-28T14:12:53.385000000</meta:print-date>
    <meta:creation-date>2024-02-16T11:11:00</meta:creation-date>
    <dc:date>2025-05-28T14:15:19.481000000</dc:date>
    <meta:editing-duration>P1DT19H22M12S</meta:editing-duration>
    <meta:generator>LibreOffice/24.8.6.2$Windows_X86_64 LibreOffice_project/6d98ba145e9a8a39fc57bcc76981d1fb1316c60c</meta:generator>
    <meta:printed-by>PDF files</meta:printed-by>
    <meta:document-statistic meta:table-count="1" meta:image-count="4" meta:object-count="0" meta:page-count="1" meta:paragraph-count="57" meta:word-count="1442" meta:character-count="11891" meta:non-whitespace-character-count="10427"/>
    <meta:user-defined meta:name="AppVersion">16.0000</meta:user-defined>
    <meta:template xlink:type="simple" xlink:actuate="onRequest" xlink:title="Normal.dotm" xlink:href=""/>
  </office:meta>
</office:document-meta>
</file>